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2" style:family="paragraph" style:parent-style-name="Standard">
      <style:text-properties fo:font-size="14pt" fo:font-style="italic" fo:font-weight="bold" officeooo:paragraph-rsid="00133d9f" style:font-size-asian="14pt" style:font-style-asian="italic" style:font-weight-asian="bold" style:font-size-complex="14pt" style:font-style-complex="italic" style:font-weight-complex="bold"/>
    </style:style>
    <style:style style:name="P3" style:family="paragraph" style:parent-style-name="Standard">
      <style:text-properties fo:font-size="14pt" fo:font-style="italic" fo:font-weight="bold" officeooo:rsid="00133d9f" officeooo:paragraph-rsid="00133d9f" style:font-size-asian="14pt" style:font-style-asian="italic" style:font-weight-asian="bold" style:font-size-complex="14pt" style:font-style-complex="italic" style:font-weight-complex="bold"/>
    </style:style>
    <style:style style:name="P4" style:family="paragraph" style:parent-style-name="Standard">
      <style:text-properties fo:font-size="14pt" fo:font-style="italic" fo:font-weight="bold" officeooo:rsid="001456c3" officeooo:paragraph-rsid="001456c3" style:font-size-asian="14pt" style:font-style-asian="italic" style:font-weight-asian="bold" style:font-size-complex="14pt" style:font-style-complex="italic" style:font-weight-complex="bold"/>
    </style:style>
    <style:style style:name="P5" style:family="paragraph" style:parent-style-name="Standard">
      <style:text-properties fo:font-size="14pt" fo:font-style="italic" fo:font-weight="bold" officeooo:rsid="001456c3" officeooo:paragraph-rsid="00342ae7" style:font-size-asian="14pt" style:font-style-asian="italic" style:font-weight-asian="bold" style:font-size-complex="14pt" style:font-style-complex="italic" style:font-weight-complex="bold"/>
    </style:style>
    <style:style style:name="P6" style:family="paragraph" style:parent-style-name="Standard">
      <style:text-properties fo:font-size="14pt" fo:font-style="italic" fo:font-weight="bold" officeooo:rsid="001456c3" officeooo:paragraph-rsid="004282d0" style:font-size-asian="14pt" style:font-style-asian="italic" style:font-weight-asian="bold" style:font-size-complex="14pt" style:font-style-complex="italic" style:font-weight-complex="bold"/>
    </style:style>
    <style:style style:name="P7" style:family="paragraph" style:parent-style-name="Standard">
      <style:text-properties fo:font-size="14pt" fo:font-style="italic" fo:font-weight="bold" officeooo:rsid="001456c3" officeooo:paragraph-rsid="00447ff8" style:font-size-asian="14pt" style:font-style-asian="italic" style:font-weight-asian="bold" style:font-size-complex="14pt" style:font-style-complex="italic" style:font-weight-complex="bold"/>
    </style:style>
    <style:style style:name="P8" style:family="paragraph" style:parent-style-name="Standard">
      <style:text-properties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9" style:family="paragraph" style:parent-style-name="Standard">
      <style:text-properties fo:font-size="14pt" fo:font-style="normal" fo:font-weight="bold" officeooo:rsid="001456c3" officeooo:paragraph-rsid="00161f12" style:font-size-asian="14pt" style:font-style-asian="normal" style:font-weight-asian="bold" style:font-size-complex="14pt" style:font-style-complex="normal" style:font-weight-complex="bold"/>
    </style:style>
    <style:style style:name="P10" style:family="paragraph" style:parent-style-name="Standard">
      <style:text-properties fo:font-size="14pt" fo:font-style="normal" fo:font-weight="bold" officeooo:rsid="001456c3" officeooo:paragraph-rsid="00168c22" style:font-size-asian="14pt" style:font-style-asian="normal" style:font-weight-asian="bold" style:font-size-complex="14pt" style:font-style-complex="normal" style:font-weight-complex="bold"/>
    </style:style>
    <style:style style:name="P11" style:family="paragraph" style:parent-style-name="Standard">
      <style:text-properties fo:font-size="14pt" fo:font-style="normal" fo:font-weight="bold" officeooo:rsid="001456c3" officeooo:paragraph-rsid="0016d7dd" style:font-size-asian="14pt" style:font-style-asian="normal" style:font-weight-asian="bold" style:font-size-complex="14pt" style:font-style-complex="normal" style:font-weight-complex="bold"/>
    </style:style>
    <style:style style:name="P12" style:family="paragraph" style:parent-style-name="Standard">
      <style:text-properties fo:font-size="14pt" fo:font-style="normal" fo:font-weight="bold" officeooo:rsid="001456c3" officeooo:paragraph-rsid="0018a682" style:font-size-asian="14pt" style:font-style-asian="normal" style:font-weight-asian="bold" style:font-size-complex="14pt" style:font-style-complex="normal" style:font-weight-complex="bold"/>
    </style:style>
    <style:style style:name="P13" style:family="paragraph" style:parent-style-name="Standard">
      <style:text-properties fo:font-size="14pt" fo:font-style="normal" fo:font-weight="bold" officeooo:rsid="001456c3" officeooo:paragraph-rsid="001931b6" style:font-size-asian="14pt" style:font-style-asian="normal" style:font-weight-asian="bold" style:font-size-complex="14pt" style:font-style-complex="normal" style:font-weight-complex="bold"/>
    </style:style>
    <style:style style:name="P14" style:family="paragraph" style:parent-style-name="Standard">
      <style:text-properties fo:font-size="14pt" fo:font-style="normal" fo:font-weight="bold" officeooo:rsid="001456c3" officeooo:paragraph-rsid="00196a3b" style:font-size-asian="14pt" style:font-style-asian="normal" style:font-weight-asian="bold" style:font-size-complex="14pt" style:font-style-complex="normal" style:font-weight-complex="bold"/>
    </style:style>
    <style:style style:name="P15" style:family="paragraph" style:parent-style-name="Standard">
      <style:text-properties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16" style:family="paragraph" style:parent-style-name="Standard">
      <style:text-properties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17" style:family="paragraph" style:parent-style-name="Standard">
      <style:text-properties fo:font-size="14pt" fo:font-style="normal" fo:font-weight="bold" officeooo:rsid="001456c3" officeooo:paragraph-rsid="003b222c" style:font-size-asian="14pt" style:font-style-asian="normal" style:font-weight-asian="bold" style:font-size-complex="14pt" style:font-style-complex="normal" style:font-weight-complex="bold"/>
    </style:style>
    <style:style style:name="P18" style:family="paragraph" style:parent-style-name="Standard">
      <style:text-properties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19" style:family="paragraph" style:parent-style-name="Standard">
      <style:text-properties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20" style:family="paragraph" style:parent-style-name="Standard">
      <style:text-properties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21" style:family="paragraph" style:parent-style-name="Standard">
      <style:text-properties fo:font-size="14pt" fo:font-style="normal" fo:font-weight="bold" officeooo:rsid="001456c3" officeooo:paragraph-rsid="004282d0" style:font-size-asian="14pt" style:font-style-asian="normal" style:font-weight-asian="bold" style:font-size-complex="14pt" style:font-style-complex="normal" style:font-weight-complex="bold"/>
    </style:style>
    <style:style style:name="P22" style:family="paragraph" style:parent-style-name="Standard">
      <style:text-properties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23" style:family="paragraph" style:parent-style-name="Standard">
      <style:text-properties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24" style:family="paragraph" style:parent-style-name="Standard">
      <style:text-properties fo:font-size="14pt" fo:font-style="normal" fo:font-weight="bold" officeooo:rsid="001456c3" officeooo:paragraph-rsid="00534526" style:font-size-asian="14pt" style:font-style-asian="normal" style:font-weight-asian="bold" style:font-size-complex="14pt" style:font-style-complex="normal" style:font-weight-complex="bold"/>
    </style:style>
    <style:style style:name="P25" style:family="paragraph" style:parent-style-name="Standard">
      <style:text-properties fo:font-size="14pt" fo:font-style="normal" fo:font-weight="bold" officeooo:rsid="001456c3" officeooo:paragraph-rsid="0056f3ca" style:font-size-asian="14pt" style:font-style-asian="normal" style:font-weight-asian="bold" style:font-size-complex="14pt" style:font-style-complex="normal" style:font-weight-complex="bold"/>
    </style:style>
    <style:style style:name="P26" style:family="paragraph" style:parent-style-name="Standard">
      <style:text-properties fo:font-size="14pt" fo:font-style="normal" fo:font-weight="bold" officeooo:rsid="001456c3" officeooo:paragraph-rsid="00593d2c" style:font-size-asian="14pt" style:font-style-asian="normal" style:font-weight-asian="bold" style:font-size-complex="14pt" style:font-style-complex="normal" style:font-weight-complex="bold"/>
    </style:style>
    <style:style style:name="P27" style:family="paragraph" style:parent-style-name="Standard">
      <style:text-properties fo:font-size="14pt" fo:font-style="normal" fo:font-weight="bold" officeooo:rsid="001456c3" officeooo:paragraph-rsid="005b338a" style:font-size-asian="14pt" style:font-style-asian="normal" style:font-weight-asian="bold" style:font-size-complex="14pt" style:font-style-complex="normal" style:font-weight-complex="bold"/>
    </style:style>
    <style:style style:name="P28" style:family="paragraph" style:parent-style-name="Standard">
      <style:text-properties fo:font-size="14pt" fo:font-style="normal" fo:font-weight="bold" officeooo:rsid="001456c3" officeooo:paragraph-rsid="005c0fcb" style:font-size-asian="14pt" style:font-style-asian="normal" style:font-weight-asian="bold" style:font-size-complex="14pt" style:font-style-complex="normal" style:font-weight-complex="bold"/>
    </style:style>
    <style:style style:name="P29" style:family="paragraph" style:parent-style-name="Standard">
      <style:text-properties fo:font-size="14pt" fo:font-style="normal" fo:font-weight="bold" officeooo:rsid="001456c3" officeooo:paragraph-rsid="005f400f" style:font-size-asian="14pt" style:font-style-asian="normal" style:font-weight-asian="bold" style:font-size-complex="14pt" style:font-style-complex="normal" style:font-weight-complex="bold"/>
    </style:style>
    <style:style style:name="P30" style:family="paragraph" style:parent-style-name="Standard">
      <style:text-properties fo:font-size="14pt" fo:font-style="normal" fo:font-weight="bold" officeooo:rsid="001456c3" officeooo:paragraph-rsid="005fe1ac" style:font-size-asian="14pt" style:font-style-asian="normal" style:font-weight-asian="bold" style:font-size-complex="14pt" style:font-style-complex="normal" style:font-weight-complex="bold"/>
    </style:style>
    <style:style style:name="P31" style:family="paragraph" style:parent-style-name="Standard">
      <style:text-properties fo:font-size="14pt" fo:font-style="normal" fo:font-weight="bold" officeooo:rsid="001456c3" officeooo:paragraph-rsid="0089c2cb" style:font-size-asian="14pt" style:font-style-asian="normal" style:font-weight-asian="bold" style:font-size-complex="14pt" style:font-style-complex="normal" style:font-weight-complex="bold"/>
    </style:style>
    <style:style style:name="P32" style:family="paragraph" style:parent-style-name="Standard">
      <style:text-properties fo:font-size="14pt" fo:font-style="normal" fo:font-weight="bold" officeooo:rsid="001456c3" officeooo:paragraph-rsid="008a0ef2" style:font-size-asian="14pt" style:font-style-asian="normal" style:font-weight-asian="bold" style:font-size-complex="14pt" style:font-style-complex="normal" style:font-weight-complex="bold"/>
    </style:style>
    <style:style style:name="P33" style:family="paragraph" style:parent-style-name="Standard">
      <style:text-properties fo:font-size="14pt" fo:font-style="normal" fo:font-weight="bold" officeooo:rsid="001456c3" officeooo:paragraph-rsid="008ba331" style:font-size-asian="14pt" style:font-style-asian="normal" style:font-weight-asian="bold" style:font-size-complex="14pt" style:font-style-complex="normal" style:font-weight-complex="bold"/>
    </style:style>
    <style:style style:name="P34" style:family="paragraph" style:parent-style-name="Standard">
      <style:text-properties fo:font-size="14pt" fo:font-style="normal" fo:font-weight="bold" officeooo:rsid="001456c3" officeooo:paragraph-rsid="008cd1eb" style:font-size-asian="14pt" style:font-style-asian="normal" style:font-weight-asian="bold" style:font-size-complex="14pt" style:font-style-complex="normal" style:font-weight-complex="bold"/>
    </style:style>
    <style:style style:name="P35" style:family="paragraph" style:parent-style-name="Standard">
      <style:text-properties fo:font-size="14pt" fo:font-style="normal" fo:font-weight="bold" officeooo:rsid="001456c3" officeooo:paragraph-rsid="008f721d" style:font-size-asian="14pt" style:font-style-asian="normal" style:font-weight-asian="bold" style:font-size-complex="14pt" style:font-style-complex="normal" style:font-weight-complex="bold"/>
    </style:style>
    <style:style style:name="P36" style:family="paragraph" style:parent-style-name="Standard">
      <style:text-properties fo:font-size="14pt" fo:font-style="normal" fo:font-weight="bold" officeooo:rsid="001456c3" officeooo:paragraph-rsid="00933da3" style:font-size-asian="14pt" style:font-style-asian="normal" style:font-weight-asian="bold" style:font-size-complex="14pt" style:font-style-complex="normal" style:font-weight-complex="bold"/>
    </style:style>
    <style:style style:name="P37" style:family="paragraph" style:parent-style-name="Standard">
      <style:text-properties fo:font-size="14pt" fo:font-style="normal" fo:font-weight="bold" officeooo:rsid="001456c3" officeooo:paragraph-rsid="0098e555" style:font-size-asian="14pt" style:font-style-asian="normal" style:font-weight-asian="bold" style:font-size-complex="14pt" style:font-style-complex="normal" style:font-weight-complex="bold"/>
    </style:style>
    <style:style style:name="P38" style:family="paragraph" style:parent-style-name="Standard">
      <style:text-properties fo:font-size="14pt" fo:font-style="normal" fo:font-weight="bold" officeooo:rsid="001456c3" officeooo:paragraph-rsid="009ae926" style:font-size-asian="14pt" style:font-style-asian="normal" style:font-weight-asian="bold" style:font-size-complex="14pt" style:font-style-complex="normal" style:font-weight-complex="bold"/>
    </style:style>
    <style:style style:name="P39" style:family="paragraph" style:parent-style-name="Standard">
      <style:text-properties fo:font-size="14pt" fo:font-style="normal" fo:font-weight="bold" officeooo:rsid="001456c3" officeooo:paragraph-rsid="009d664e" style:font-size-asian="14pt" style:font-style-asian="normal" style:font-weight-asian="bold" style:font-size-complex="14pt" style:font-style-complex="normal" style:font-weight-complex="bold"/>
    </style:style>
    <style:style style:name="P40" style:family="paragraph" style:parent-style-name="Standard">
      <style:text-properties fo:font-size="14pt" fo:font-style="normal" fo:font-weight="bold" officeooo:rsid="001456c3" officeooo:paragraph-rsid="00a16c7e" style:font-size-asian="14pt" style:font-style-asian="normal" style:font-weight-asian="bold" style:font-size-complex="14pt" style:font-style-complex="normal" style:font-weight-complex="bold"/>
    </style:style>
    <style:style style:name="P41" style:family="paragraph" style:parent-style-name="Standard">
      <style:text-properties fo:font-size="14pt" fo:font-style="normal" fo:font-weight="bold" officeooo:rsid="001456c3" officeooo:paragraph-rsid="00a25a51" style:font-size-asian="14pt" style:font-style-asian="normal" style:font-weight-asian="bold" style:font-size-complex="14pt" style:font-style-complex="normal" style:font-weight-complex="bold"/>
    </style:style>
    <style:style style:name="P42" style:family="paragraph" style:parent-style-name="Standard">
      <style:text-properties fo:font-size="14pt" fo:font-style="normal" fo:font-weight="bold" officeooo:rsid="001456c3" officeooo:paragraph-rsid="00a4743d" style:font-size-asian="14pt" style:font-style-asian="normal" style:font-weight-asian="bold" style:font-size-complex="14pt" style:font-style-complex="normal" style:font-weight-complex="bold"/>
    </style:style>
    <style:style style:name="P43" style:family="paragraph" style:parent-style-name="Standard">
      <style:text-properties fo:font-size="14pt" fo:font-style="normal" fo:font-weight="bold" officeooo:rsid="001456c3" officeooo:paragraph-rsid="00a48fd1" style:font-size-asian="14pt" style:font-style-asian="normal" style:font-weight-asian="bold" style:font-size-complex="14pt" style:font-style-complex="normal" style:font-weight-complex="bold"/>
    </style:style>
    <style:style style:name="P44" style:family="paragraph" style:parent-style-name="Standard">
      <style:text-properties fo:font-size="14pt" fo:font-style="normal" fo:font-weight="bold" officeooo:rsid="001456c3" officeooo:paragraph-rsid="00a5a026" style:font-size-asian="14pt" style:font-style-asian="normal" style:font-weight-asian="bold" style:font-size-complex="14pt" style:font-style-complex="normal" style:font-weight-complex="bold"/>
    </style:style>
    <style:style style:name="P45" style:family="paragraph" style:parent-style-name="Standard">
      <style:text-properties fo:font-size="14pt" fo:font-style="normal" fo:font-weight="bold" officeooo:rsid="001456c3" officeooo:paragraph-rsid="00a60b66" style:font-size-asian="14pt" style:font-style-asian="normal" style:font-weight-asian="bold" style:font-size-complex="14pt" style:font-style-complex="normal" style:font-weight-complex="bold"/>
    </style:style>
    <style:style style:name="P46" style:family="paragraph" style:parent-style-name="Standard">
      <style:text-properties fo:font-size="14pt" fo:font-style="normal" fo:font-weight="bold" officeooo:rsid="001456c3" officeooo:paragraph-rsid="00aa294d" style:font-size-asian="14pt" style:font-style-asian="normal" style:font-weight-asian="bold" style:font-size-complex="14pt" style:font-style-complex="normal" style:font-weight-complex="bold"/>
    </style:style>
    <style:style style:name="P47" style:family="paragraph" style:parent-style-name="Standard">
      <style:text-properties fo:font-size="14pt" fo:font-style="normal" fo:font-weight="bold" officeooo:rsid="001456c3" officeooo:paragraph-rsid="00abcf6a" style:font-size-asian="14pt" style:font-style-asian="normal" style:font-weight-asian="bold" style:font-size-complex="14pt" style:font-style-complex="normal" style:font-weight-complex="bold"/>
    </style:style>
    <style:style style:name="P48" style:family="paragraph" style:parent-style-name="Standard">
      <style:text-properties fo:font-size="14pt" fo:font-style="normal" fo:font-weight="bold" officeooo:rsid="001456c3" officeooo:paragraph-rsid="00af2af1" style:font-size-asian="14pt" style:font-style-asian="normal" style:font-weight-asian="bold" style:font-size-complex="14pt" style:font-style-complex="normal" style:font-weight-complex="bold"/>
    </style:style>
    <style:style style:name="P49" style:family="paragraph" style:parent-style-name="Standard">
      <style:text-properties fo:font-size="14pt" fo:font-style="normal" fo:font-weight="bold" officeooo:rsid="001456c3" officeooo:paragraph-rsid="00af4745" style:font-size-asian="14pt" style:font-style-asian="normal" style:font-weight-asian="bold" style:font-size-complex="14pt" style:font-style-complex="normal" style:font-weight-complex="bold"/>
    </style:style>
    <style:style style:name="P50" style:family="paragraph" style:parent-style-name="Standard">
      <style:text-properties fo:font-size="14pt" fo:font-style="normal" fo:font-weight="bold" officeooo:rsid="001456c3" officeooo:paragraph-rsid="00af86f4" style:font-size-asian="14pt" style:font-style-asian="normal" style:font-weight-asian="bold" style:font-size-complex="14pt" style:font-style-complex="normal" style:font-weight-complex="bold"/>
    </style:style>
    <style:style style:name="P51" style:family="paragraph" style:parent-style-name="Standard">
      <style:text-properties fo:font-size="14pt" fo:font-style="normal" fo:font-weight="bold" officeooo:rsid="001456c3" officeooo:paragraph-rsid="00b1286a" style:font-size-asian="14pt" style:font-style-asian="normal" style:font-weight-asian="bold" style:font-size-complex="14pt" style:font-style-complex="normal" style:font-weight-complex="bold"/>
    </style:style>
    <style:style style:name="P52" style:family="paragraph" style:parent-style-name="Standard">
      <style:text-properties fo:font-size="14pt" fo:font-style="normal" fo:font-weight="bold" officeooo:rsid="001456c3" officeooo:paragraph-rsid="00b171cc" style:font-size-asian="14pt" style:font-style-asian="normal" style:font-weight-asian="bold" style:font-size-complex="14pt" style:font-style-complex="normal" style:font-weight-complex="bold"/>
    </style:style>
    <style:style style:name="P53" style:family="paragraph" style:parent-style-name="Standard">
      <style:text-properties fo:font-size="14pt" fo:font-style="normal" fo:font-weight="bold" officeooo:rsid="001456c3" officeooo:paragraph-rsid="00b1853d" style:font-size-asian="14pt" style:font-style-asian="normal" style:font-weight-asian="bold" style:font-size-complex="14pt" style:font-style-complex="normal" style:font-weight-complex="bold"/>
    </style:style>
    <style:style style:name="P54" style:family="paragraph" style:parent-style-name="Standard">
      <style:text-properties fo:font-size="14pt" fo:font-style="normal" fo:font-weight="bold" officeooo:rsid="001456c3" officeooo:paragraph-rsid="00b2c500" style:font-size-asian="14pt" style:font-style-asian="normal" style:font-weight-asian="bold" style:font-size-complex="14pt" style:font-style-complex="normal" style:font-weight-complex="bold"/>
    </style:style>
    <style:style style:name="P55" style:family="paragraph" style:parent-style-name="Standard">
      <style:text-properties fo:font-size="14pt" fo:font-style="normal" fo:font-weight="bold" officeooo:rsid="001456c3" officeooo:paragraph-rsid="00b3f19f" style:font-size-asian="14pt" style:font-style-asian="normal" style:font-weight-asian="bold" style:font-size-complex="14pt" style:font-style-complex="normal" style:font-weight-complex="bold"/>
    </style:style>
    <style:style style:name="P56" style:family="paragraph" style:parent-style-name="Standard">
      <style:text-properties fo:font-size="14pt" fo:font-style="normal" fo:font-weight="bold" officeooo:rsid="001456c3" officeooo:paragraph-rsid="00b44712" style:font-size-asian="14pt" style:font-style-asian="normal" style:font-weight-asian="bold" style:font-size-complex="14pt" style:font-style-complex="normal" style:font-weight-complex="bold"/>
    </style:style>
    <style:style style:name="P57" style:family="paragraph" style:parent-style-name="Standard">
      <style:text-properties fo:font-size="14pt" fo:font-style="normal" fo:font-weight="bold" officeooo:rsid="001456c3" officeooo:paragraph-rsid="00b72e26" style:font-size-asian="14pt" style:font-style-asian="normal" style:font-weight-asian="bold" style:font-size-complex="14pt" style:font-style-complex="normal" style:font-weight-complex="bold"/>
    </style:style>
    <style:style style:name="P58" style:family="paragraph" style:parent-style-name="Standard">
      <style:text-properties fo:font-size="14pt" fo:font-style="normal" fo:font-weight="bold" officeooo:rsid="001456c3" officeooo:paragraph-rsid="00b75d96" style:font-size-asian="14pt" style:font-style-asian="normal" style:font-weight-asian="bold" style:font-size-complex="14pt" style:font-style-complex="normal" style:font-weight-complex="bold"/>
    </style:style>
    <style:style style:name="P59" style:family="paragraph" style:parent-style-name="Standard">
      <style:text-properties fo:font-size="14pt" fo:font-style="normal" fo:font-weight="bold" officeooo:rsid="001456c3" officeooo:paragraph-rsid="00b998ae" style:font-size-asian="14pt" style:font-style-asian="normal" style:font-weight-asian="bold" style:font-size-complex="14pt" style:font-style-complex="normal" style:font-weight-complex="bold"/>
    </style:style>
    <style:style style:name="P60" style:family="paragraph" style:parent-style-name="Standard">
      <style:text-properties fo:font-size="14pt" fo:font-style="normal" fo:font-weight="bold" officeooo:rsid="001456c3" officeooo:paragraph-rsid="00ba6948" style:font-size-asian="14pt" style:font-style-asian="normal" style:font-weight-asian="bold" style:font-size-complex="14pt" style:font-style-complex="normal" style:font-weight-complex="bold"/>
    </style:style>
    <style:style style:name="P61" style:family="paragraph" style:parent-style-name="Standard">
      <style:text-properties fo:font-size="14pt" fo:font-style="normal" fo:font-weight="bold" officeooo:rsid="001456c3" officeooo:paragraph-rsid="00bbff73" style:font-size-asian="14pt" style:font-style-asian="normal" style:font-weight-asian="bold" style:font-size-complex="14pt" style:font-style-complex="normal" style:font-weight-complex="bold"/>
    </style:style>
    <style:style style:name="P62" style:family="paragraph" style:parent-style-name="Standard">
      <style:text-properties fo:font-size="14pt" fo:font-style="normal" fo:font-weight="bold" officeooo:rsid="001456c3" officeooo:paragraph-rsid="00be3268" style:font-size-asian="14pt" style:font-style-asian="normal" style:font-weight-asian="bold" style:font-size-complex="14pt" style:font-style-complex="normal" style:font-weight-complex="bold"/>
    </style:style>
    <style:style style:name="P63" style:family="paragraph" style:parent-style-name="Standard">
      <style:text-properties fo:font-size="14pt" fo:font-style="normal" fo:font-weight="bold" officeooo:rsid="001456c3" officeooo:paragraph-rsid="00be33db" style:font-size-asian="14pt" style:font-style-asian="normal" style:font-weight-asian="bold" style:font-size-complex="14pt" style:font-style-complex="normal" style:font-weight-complex="bold"/>
    </style:style>
    <style:style style:name="P64" style:family="paragraph" style:parent-style-name="Standard">
      <style:text-properties fo:font-size="14pt" fo:font-style="normal" fo:font-weight="bold" officeooo:rsid="001456c3" officeooo:paragraph-rsid="00be9be9" style:font-size-asian="14pt" style:font-style-asian="normal" style:font-weight-asian="bold" style:font-size-complex="14pt" style:font-style-complex="normal" style:font-weight-complex="bold"/>
    </style:style>
    <style:style style:name="P65" style:family="paragraph" style:parent-style-name="Standard">
      <style:text-properties fo:font-size="14pt" fo:font-style="normal" fo:font-weight="bold" officeooo:rsid="001456c3" officeooo:paragraph-rsid="00bfa07e" style:font-size-asian="14pt" style:font-style-asian="normal" style:font-weight-asian="bold" style:font-size-complex="14pt" style:font-style-complex="normal" style:font-weight-complex="bold"/>
    </style:style>
    <style:style style:name="P66" style:family="paragraph" style:parent-style-name="Standard">
      <style:text-properties fo:font-size="14pt" fo:font-style="normal" fo:font-weight="bold" officeooo:rsid="001456c3" officeooo:paragraph-rsid="00c0abdd" style:font-size-asian="14pt" style:font-style-asian="normal" style:font-weight-asian="bold" style:font-size-complex="14pt" style:font-style-complex="normal" style:font-weight-complex="bold"/>
    </style:style>
    <style:style style:name="P67" style:family="paragraph" style:parent-style-name="Standard">
      <style:text-properties fo:font-size="14pt" fo:font-style="normal" fo:font-weight="bold" officeooo:rsid="001456c3" officeooo:paragraph-rsid="00c2d7e8" style:font-size-asian="14pt" style:font-style-asian="normal" style:font-weight-asian="bold" style:font-size-complex="14pt" style:font-style-complex="normal" style:font-weight-complex="bold"/>
    </style:style>
    <style:style style:name="P68" style:family="paragraph" style:parent-style-name="Standard">
      <style:text-properties fo:font-size="14pt" fo:font-style="normal" fo:font-weight="bold" officeooo:rsid="001456c3" officeooo:paragraph-rsid="00c76cc1" style:font-size-asian="14pt" style:font-style-asian="normal" style:font-weight-asian="bold" style:font-size-complex="14pt" style:font-style-complex="normal" style:font-weight-complex="bold"/>
    </style:style>
    <style:style style:name="P69" style:family="paragraph" style:parent-style-name="Standard">
      <style:text-properties fo:font-size="14pt" fo:font-style="normal" fo:font-weight="bold" officeooo:rsid="001456c3" officeooo:paragraph-rsid="00c938e8" style:font-size-asian="14pt" style:font-style-asian="normal" style:font-weight-asian="bold" style:font-size-complex="14pt" style:font-style-complex="normal" style:font-weight-complex="bold"/>
    </style:style>
    <style:style style:name="P70" style:family="paragraph" style:parent-style-name="Standard">
      <style:text-properties fo:font-size="14pt" fo:font-style="normal" fo:font-weight="bold" officeooo:rsid="001456c3" officeooo:paragraph-rsid="00ca68bc" style:font-size-asian="14pt" style:font-style-asian="normal" style:font-weight-asian="bold" style:font-size-complex="14pt" style:font-style-complex="normal" style:font-weight-complex="bold"/>
    </style:style>
    <style:style style:name="P71" style:family="paragraph" style:parent-style-name="Standard">
      <style:text-properties fo:font-size="14pt" fo:font-style="normal" fo:font-weight="bold" officeooo:rsid="001456c3" officeooo:paragraph-rsid="00cc648c" style:font-size-asian="14pt" style:font-style-asian="normal" style:font-weight-asian="bold" style:font-size-complex="14pt" style:font-style-complex="normal" style:font-weight-complex="bold"/>
    </style:style>
    <style:style style:name="P72" style:family="paragraph" style:parent-style-name="Standard">
      <style:text-properties fo:font-size="14pt" fo:font-style="normal" fo:font-weight="bold" officeooo:rsid="001456c3" officeooo:paragraph-rsid="00cdfbe2" style:font-size-asian="14pt" style:font-style-asian="normal" style:font-weight-asian="bold" style:font-size-complex="14pt" style:font-style-complex="normal" style:font-weight-complex="bold"/>
    </style:style>
    <style:style style:name="P73" style:family="paragraph" style:parent-style-name="Standard">
      <style:text-properties fo:font-size="14pt" fo:font-style="normal" fo:font-weight="bold" officeooo:rsid="001456c3" officeooo:paragraph-rsid="00cf17f7" style:font-size-asian="14pt" style:font-style-asian="normal" style:font-weight-asian="bold" style:font-size-complex="14pt" style:font-style-complex="normal" style:font-weight-complex="bold"/>
    </style:style>
    <style:style style:name="P74" style:family="paragraph" style:parent-style-name="Standard">
      <style:text-properties fo:font-size="14pt" fo:font-style="normal" fo:font-weight="bold" officeooo:rsid="001456c3" officeooo:paragraph-rsid="00d0bc1d" style:font-size-asian="14pt" style:font-style-asian="normal" style:font-weight-asian="bold" style:font-size-complex="14pt" style:font-style-complex="normal" style:font-weight-complex="bold"/>
    </style:style>
    <style:style style:name="P75" style:family="paragraph" style:parent-style-name="Standard">
      <style:text-properties fo:font-size="14pt" fo:font-style="normal" fo:font-weight="bold" officeooo:rsid="001456c3" officeooo:paragraph-rsid="00d1a7ac" style:font-size-asian="14pt" style:font-style-asian="normal" style:font-weight-asian="bold" style:font-size-complex="14pt" style:font-style-complex="normal" style:font-weight-complex="bold"/>
    </style:style>
    <style:style style:name="P76" style:family="paragraph" style:parent-style-name="Standard">
      <style:text-properties fo:font-size="14pt" fo:font-style="normal" fo:font-weight="bold" officeooo:rsid="001456c3" officeooo:paragraph-rsid="00d602aa" style:font-size-asian="14pt" style:font-style-asian="normal" style:font-weight-asian="bold" style:font-size-complex="14pt" style:font-style-complex="normal" style:font-weight-complex="bold"/>
    </style:style>
    <style:style style:name="P77" style:family="paragraph" style:parent-style-name="Standard">
      <style:text-properties fo:font-size="14pt" fo:font-style="normal" fo:font-weight="bold" officeooo:rsid="001456c3" officeooo:paragraph-rsid="00d68edb" style:font-size-asian="14pt" style:font-style-asian="normal" style:font-weight-asian="bold" style:font-size-complex="14pt" style:font-style-complex="normal" style:font-weight-complex="bold"/>
    </style:style>
    <style:style style:name="P78" style:family="paragraph" style:parent-style-name="Standard">
      <style:text-properties fo:font-size="14pt" fo:font-style="normal" fo:font-weight="bold" officeooo:rsid="001456c3" officeooo:paragraph-rsid="00dc5aa4" style:font-size-asian="14pt" style:font-style-asian="normal" style:font-weight-asian="bold" style:font-size-complex="14pt" style:font-style-complex="normal" style:font-weight-complex="bold"/>
    </style:style>
    <style:style style:name="P79" style:family="paragraph" style:parent-style-name="Standard">
      <style:text-properties fo:font-size="14pt" fo:font-style="normal" fo:font-weight="bold" officeooo:rsid="001456c3" officeooo:paragraph-rsid="00dd8898" style:font-size-asian="14pt" style:font-style-asian="normal" style:font-weight-asian="bold" style:font-size-complex="14pt" style:font-style-complex="normal" style:font-weight-complex="bold"/>
    </style:style>
    <style:style style:name="P80" style:family="paragraph" style:parent-style-name="Standard">
      <style:text-properties fo:font-size="14pt" fo:font-style="normal" fo:font-weight="bold" officeooo:rsid="001456c3" officeooo:paragraph-rsid="00e13fdf" style:font-size-asian="14pt" style:font-style-asian="normal" style:font-weight-asian="bold" style:font-size-complex="14pt" style:font-style-complex="normal" style:font-weight-complex="bold"/>
    </style:style>
    <style:style style:name="P81" style:family="paragraph" style:parent-style-name="Standard">
      <style:text-properties fo:font-size="14pt" fo:font-style="normal" fo:font-weight="bold" officeooo:rsid="001456c3" officeooo:paragraph-rsid="00e25c0a" style:font-size-asian="14pt" style:font-style-asian="normal" style:font-weight-asian="bold" style:font-size-complex="14pt" style:font-style-complex="normal" style:font-weight-complex="bold"/>
    </style:style>
    <style:style style:name="P82" style:family="paragraph" style:parent-style-name="Standard">
      <style:text-properties fo:font-size="14pt" fo:font-style="normal" fo:font-weight="bold" officeooo:rsid="00933da3" officeooo:paragraph-rsid="00933da3" style:font-size-asian="14pt" style:font-style-asian="normal" style:font-weight-asian="bold" style:font-size-complex="14pt" style:font-style-complex="normal" style:font-weight-complex="bold"/>
    </style:style>
    <style:style style:name="P83" style:family="paragraph" style:parent-style-name="Standard">
      <style:text-properties fo:font-size="14pt" fo:font-style="normal" fo:font-weight="bold" officeooo:rsid="00a16c7e" officeooo:paragraph-rsid="00a16c7e" style:font-size-asian="14pt" style:font-style-asian="normal" style:font-weight-asian="bold" style:font-size-complex="14pt" style:font-style-complex="normal" style:font-weight-complex="bold"/>
    </style:style>
    <style:style style:name="P84" style:family="paragraph" style:parent-style-name="Standard">
      <style:text-properties fo:font-size="14pt" fo:font-style="normal" fo:font-weight="bold" officeooo:rsid="00a16c7e" officeooo:paragraph-rsid="00a48fd1" style:font-size-asian="14pt" style:font-style-asian="normal" style:font-weight-asian="bold" style:font-size-complex="14pt" style:font-style-complex="normal" style:font-weight-complex="bold"/>
    </style:style>
    <style:style style:name="P85" style:family="paragraph" style:parent-style-name="Standard">
      <style:text-properties fo:font-size="14pt" fo:font-style="normal" fo:font-weight="bold" officeooo:rsid="00a16c7e" officeooo:paragraph-rsid="00a5a026" style:font-size-asian="14pt" style:font-style-asian="normal" style:font-weight-asian="bold" style:font-size-complex="14pt" style:font-style-complex="normal" style:font-weight-complex="bold"/>
    </style:style>
    <style:style style:name="P86" style:family="paragraph" style:parent-style-name="Standard">
      <style:text-properties fo:font-size="14pt" fo:font-style="normal" fo:font-weight="bold" officeooo:rsid="00a16c7e" officeooo:paragraph-rsid="00a60b66" style:font-size-asian="14pt" style:font-style-asian="normal" style:font-weight-asian="bold" style:font-size-complex="14pt" style:font-style-complex="normal" style:font-weight-complex="bold"/>
    </style:style>
    <style:style style:name="P87" style:family="paragraph" style:parent-style-name="Standard">
      <style:text-properties fo:font-size="14pt" fo:font-style="normal" fo:font-weight="bold" officeooo:rsid="00a4743d" officeooo:paragraph-rsid="00a4743d" style:font-size-asian="14pt" style:font-style-asian="normal" style:font-weight-asian="bold" style:font-size-complex="14pt" style:font-style-complex="normal" style:font-weight-complex="bold"/>
    </style:style>
    <style:style style:name="P88" style:family="paragraph" style:parent-style-name="Standard">
      <style:text-properties fo:font-size="14pt" fo:font-style="normal" fo:font-weight="bold" officeooo:rsid="00aa294d" officeooo:paragraph-rsid="00aa294d" style:font-size-asian="14pt" style:font-style-asian="normal" style:font-weight-asian="bold" style:font-size-complex="14pt" style:font-style-complex="normal" style:font-weight-complex="bold"/>
    </style:style>
    <style:style style:name="P89" style:family="paragraph" style:parent-style-name="Standard">
      <style:text-properties fo:font-size="14pt" fo:font-style="normal" fo:font-weight="bold" officeooo:rsid="00aa294d" officeooo:paragraph-rsid="00abcf6a" style:font-size-asian="14pt" style:font-style-asian="normal" style:font-weight-asian="bold" style:font-size-complex="14pt" style:font-style-complex="normal" style:font-weight-complex="bold"/>
    </style:style>
    <style:style style:name="P90" style:family="paragraph" style:parent-style-name="Standard">
      <style:text-properties fo:font-size="14pt" fo:font-style="normal" fo:font-weight="bold" officeooo:rsid="00aa294d" officeooo:paragraph-rsid="00af2af1" style:font-size-asian="14pt" style:font-style-asian="normal" style:font-weight-asian="bold" style:font-size-complex="14pt" style:font-style-complex="normal" style:font-weight-complex="bold"/>
    </style:style>
    <style:style style:name="P91" style:family="paragraph" style:parent-style-name="Standard">
      <style:text-properties fo:font-size="14pt" fo:font-style="normal" fo:font-weight="bold" officeooo:rsid="00aa294d" officeooo:paragraph-rsid="00af4745" style:font-size-asian="14pt" style:font-style-asian="normal" style:font-weight-asian="bold" style:font-size-complex="14pt" style:font-style-complex="normal" style:font-weight-complex="bold"/>
    </style:style>
    <style:style style:name="P92" style:family="paragraph" style:parent-style-name="Standard">
      <style:text-properties fo:font-size="14pt" fo:font-style="normal" fo:font-weight="bold" officeooo:rsid="00aa294d" officeooo:paragraph-rsid="00af86f4" style:font-size-asian="14pt" style:font-style-asian="normal" style:font-weight-asian="bold" style:font-size-complex="14pt" style:font-style-complex="normal" style:font-weight-complex="bold"/>
    </style:style>
    <style:style style:name="P93" style:family="paragraph" style:parent-style-name="Standard">
      <style:text-properties fo:font-size="14pt" fo:font-style="normal" fo:font-weight="bold" officeooo:rsid="00aa294d" officeooo:paragraph-rsid="00b1286a" style:font-size-asian="14pt" style:font-style-asian="normal" style:font-weight-asian="bold" style:font-size-complex="14pt" style:font-style-complex="normal" style:font-weight-complex="bold"/>
    </style:style>
    <style:style style:name="P94" style:family="paragraph" style:parent-style-name="Standard">
      <style:text-properties fo:font-size="14pt" fo:font-style="normal" fo:font-weight="bold" officeooo:rsid="00b171cc" officeooo:paragraph-rsid="00b171cc" style:font-size-asian="14pt" style:font-style-asian="normal" style:font-weight-asian="bold" style:font-size-complex="14pt" style:font-style-complex="normal" style:font-weight-complex="bold"/>
    </style:style>
    <style:style style:name="P95" style:family="paragraph" style:parent-style-name="Standard">
      <style:text-properties fo:font-size="14pt" fo:font-style="normal" fo:font-weight="bold" officeooo:rsid="00b171cc" officeooo:paragraph-rsid="00b1853d" style:font-size-asian="14pt" style:font-style-asian="normal" style:font-weight-asian="bold" style:font-size-complex="14pt" style:font-style-complex="normal" style:font-weight-complex="bold"/>
    </style:style>
    <style:style style:name="P96" style:family="paragraph" style:parent-style-name="Standard">
      <style:text-properties fo:font-size="14pt" fo:font-style="normal" fo:font-weight="bold" officeooo:rsid="00b171cc" officeooo:paragraph-rsid="00b2c500" style:font-size-asian="14pt" style:font-style-asian="normal" style:font-weight-asian="bold" style:font-size-complex="14pt" style:font-style-complex="normal" style:font-weight-complex="bold"/>
    </style:style>
    <style:style style:name="P97" style:family="paragraph" style:parent-style-name="Standard">
      <style:text-properties fo:font-size="14pt" fo:font-style="normal" fo:font-weight="bold" officeooo:rsid="00b171cc" officeooo:paragraph-rsid="00b3f19f" style:font-size-asian="14pt" style:font-style-asian="normal" style:font-weight-asian="bold" style:font-size-complex="14pt" style:font-style-complex="normal" style:font-weight-complex="bold"/>
    </style:style>
    <style:style style:name="P98" style:family="paragraph" style:parent-style-name="Standard">
      <style:text-properties fo:font-size="14pt" fo:font-style="normal" fo:font-weight="bold" officeooo:rsid="00b171cc" officeooo:paragraph-rsid="00b44712" style:font-size-asian="14pt" style:font-style-asian="normal" style:font-weight-asian="bold" style:font-size-complex="14pt" style:font-style-complex="normal" style:font-weight-complex="bold"/>
    </style:style>
    <style:style style:name="P99" style:family="paragraph" style:parent-style-name="Standard">
      <style:text-properties fo:font-size="14pt" fo:font-style="normal" fo:font-weight="bold" officeooo:rsid="00b171cc" officeooo:paragraph-rsid="00b72e26" style:font-size-asian="14pt" style:font-style-asian="normal" style:font-weight-asian="bold" style:font-size-complex="14pt" style:font-style-complex="normal" style:font-weight-complex="bold"/>
    </style:style>
    <style:style style:name="P100" style:family="paragraph" style:parent-style-name="Standard">
      <style:text-properties fo:font-size="14pt" fo:font-style="normal" fo:font-weight="bold" officeooo:rsid="00b171cc" officeooo:paragraph-rsid="00b75d96" style:font-size-asian="14pt" style:font-style-asian="normal" style:font-weight-asian="bold" style:font-size-complex="14pt" style:font-style-complex="normal" style:font-weight-complex="bold"/>
    </style:style>
    <style:style style:name="P101" style:family="paragraph" style:parent-style-name="Standard">
      <style:text-properties fo:font-size="14pt" fo:font-style="normal" fo:font-weight="bold" officeooo:rsid="00b171cc" officeooo:paragraph-rsid="00b998ae" style:font-size-asian="14pt" style:font-style-asian="normal" style:font-weight-asian="bold" style:font-size-complex="14pt" style:font-style-complex="normal" style:font-weight-complex="bold"/>
    </style:style>
    <style:style style:name="P102" style:family="paragraph" style:parent-style-name="Standard">
      <style:text-properties fo:font-size="14pt" fo:font-style="normal" fo:font-weight="bold" officeooo:rsid="00b171cc" officeooo:paragraph-rsid="00ba6948" style:font-size-asian="14pt" style:font-style-asian="normal" style:font-weight-asian="bold" style:font-size-complex="14pt" style:font-style-complex="normal" style:font-weight-complex="bold"/>
    </style:style>
    <style:style style:name="P103" style:family="paragraph" style:parent-style-name="Standard">
      <style:text-properties fo:font-size="14pt" fo:font-style="normal" fo:font-weight="bold" officeooo:rsid="00b171cc" officeooo:paragraph-rsid="00bbff73" style:font-size-asian="14pt" style:font-style-asian="normal" style:font-weight-asian="bold" style:font-size-complex="14pt" style:font-style-complex="normal" style:font-weight-complex="bold"/>
    </style:style>
    <style:style style:name="P104" style:family="paragraph" style:parent-style-name="Standard">
      <style:text-properties fo:font-size="14pt" fo:font-style="normal" fo:font-weight="bold" officeooo:rsid="00b171cc" officeooo:paragraph-rsid="00be3268" style:font-size-asian="14pt" style:font-style-asian="normal" style:font-weight-asian="bold" style:font-size-complex="14pt" style:font-style-complex="normal" style:font-weight-complex="bold"/>
    </style:style>
    <style:style style:name="P105" style:family="paragraph" style:parent-style-name="Standard">
      <style:text-properties fo:font-size="14pt" fo:font-style="normal" fo:font-weight="bold" officeooo:rsid="00b171cc" officeooo:paragraph-rsid="00be33db" style:font-size-asian="14pt" style:font-style-asian="normal" style:font-weight-asian="bold" style:font-size-complex="14pt" style:font-style-complex="normal" style:font-weight-complex="bold"/>
    </style:style>
    <style:style style:name="P106" style:family="paragraph" style:parent-style-name="Standard">
      <style:text-properties fo:font-size="14pt" fo:font-style="normal" fo:font-weight="bold" officeooo:rsid="00b171cc" officeooo:paragraph-rsid="00be9be9" style:font-size-asian="14pt" style:font-style-asian="normal" style:font-weight-asian="bold" style:font-size-complex="14pt" style:font-style-complex="normal" style:font-weight-complex="bold"/>
    </style:style>
    <style:style style:name="P107" style:family="paragraph" style:parent-style-name="Standard">
      <style:text-properties fo:font-size="14pt" fo:font-style="normal" fo:font-weight="bold" officeooo:rsid="00b171cc" officeooo:paragraph-rsid="00bfa07e" style:font-size-asian="14pt" style:font-style-asian="normal" style:font-weight-asian="bold" style:font-size-complex="14pt" style:font-style-complex="normal" style:font-weight-complex="bold"/>
    </style:style>
    <style:style style:name="P108" style:family="paragraph" style:parent-style-name="Standard">
      <style:text-properties fo:font-size="14pt" fo:font-style="normal" fo:font-weight="bold" officeooo:rsid="00c0abdd" officeooo:paragraph-rsid="00c0abdd" style:font-size-asian="14pt" style:font-style-asian="normal" style:font-weight-asian="bold" style:font-size-complex="14pt" style:font-style-complex="normal" style:font-weight-complex="bold"/>
    </style:style>
    <style:style style:name="P109" style:family="paragraph" style:parent-style-name="Standard">
      <style:text-properties fo:font-size="14pt" fo:font-style="normal" fo:font-weight="bold" officeooo:rsid="00c0abdd" officeooo:paragraph-rsid="00c2d7e8" style:font-size-asian="14pt" style:font-style-asian="normal" style:font-weight-asian="bold" style:font-size-complex="14pt" style:font-style-complex="normal" style:font-weight-complex="bold"/>
    </style:style>
    <style:style style:name="P110" style:family="paragraph" style:parent-style-name="Standard">
      <style:text-properties fo:font-size="14pt" fo:font-style="normal" fo:font-weight="bold" officeooo:rsid="00c0abdd" officeooo:paragraph-rsid="00c76cc1" style:font-size-asian="14pt" style:font-style-asian="normal" style:font-weight-asian="bold" style:font-size-complex="14pt" style:font-style-complex="normal" style:font-weight-complex="bold"/>
    </style:style>
    <style:style style:name="P111" style:family="paragraph" style:parent-style-name="Standard">
      <style:text-properties fo:font-size="14pt" fo:font-style="normal" fo:font-weight="bold" officeooo:rsid="00c0abdd" officeooo:paragraph-rsid="00c938e8" style:font-size-asian="14pt" style:font-style-asian="normal" style:font-weight-asian="bold" style:font-size-complex="14pt" style:font-style-complex="normal" style:font-weight-complex="bold"/>
    </style:style>
    <style:style style:name="P112" style:family="paragraph" style:parent-style-name="Standard">
      <style:text-properties fo:font-size="14pt" fo:font-style="normal" fo:font-weight="bold" officeooo:rsid="00c0abdd" officeooo:paragraph-rsid="00ca68bc" style:font-size-asian="14pt" style:font-style-asian="normal" style:font-weight-asian="bold" style:font-size-complex="14pt" style:font-style-complex="normal" style:font-weight-complex="bold"/>
    </style:style>
    <style:style style:name="P113" style:family="paragraph" style:parent-style-name="Standard">
      <style:text-properties fo:font-size="14pt" fo:font-style="normal" fo:font-weight="bold" officeooo:rsid="00c0abdd" officeooo:paragraph-rsid="00cc648c" style:font-size-asian="14pt" style:font-style-asian="normal" style:font-weight-asian="bold" style:font-size-complex="14pt" style:font-style-complex="normal" style:font-weight-complex="bold"/>
    </style:style>
    <style:style style:name="P114" style:family="paragraph" style:parent-style-name="Standard">
      <style:text-properties fo:font-size="14pt" fo:font-style="normal" fo:font-weight="bold" officeooo:rsid="00c0abdd" officeooo:paragraph-rsid="00cdfbe2" style:font-size-asian="14pt" style:font-style-asian="normal" style:font-weight-asian="bold" style:font-size-complex="14pt" style:font-style-complex="normal" style:font-weight-complex="bold"/>
    </style:style>
    <style:style style:name="P115" style:family="paragraph" style:parent-style-name="Standard">
      <style:text-properties fo:font-size="14pt" fo:font-style="normal" fo:font-weight="bold" officeooo:rsid="00c0abdd" officeooo:paragraph-rsid="00cf17f7" style:font-size-asian="14pt" style:font-style-asian="normal" style:font-weight-asian="bold" style:font-size-complex="14pt" style:font-style-complex="normal" style:font-weight-complex="bold"/>
    </style:style>
    <style:style style:name="P116" style:family="paragraph" style:parent-style-name="Standard">
      <style:text-properties fo:font-size="14pt" fo:font-style="normal" fo:font-weight="bold" officeooo:rsid="00c0abdd" officeooo:paragraph-rsid="00d0bc1d" style:font-size-asian="14pt" style:font-style-asian="normal" style:font-weight-asian="bold" style:font-size-complex="14pt" style:font-style-complex="normal" style:font-weight-complex="bold"/>
    </style:style>
    <style:style style:name="P117" style:family="paragraph" style:parent-style-name="Standard">
      <style:text-properties fo:font-size="14pt" fo:font-style="normal" fo:font-weight="bold" officeooo:rsid="00c0abdd" officeooo:paragraph-rsid="00d1a7ac" style:font-size-asian="14pt" style:font-style-asian="normal" style:font-weight-asian="bold" style:font-size-complex="14pt" style:font-style-complex="normal" style:font-weight-complex="bold"/>
    </style:style>
    <style:style style:name="P118" style:family="paragraph" style:parent-style-name="Standard">
      <style:text-properties fo:font-size="14pt" fo:font-style="normal" fo:font-weight="bold" officeooo:rsid="00c0abdd" officeooo:paragraph-rsid="00d602aa" style:font-size-asian="14pt" style:font-style-asian="normal" style:font-weight-asian="bold" style:font-size-complex="14pt" style:font-style-complex="normal" style:font-weight-complex="bold"/>
    </style:style>
    <style:style style:name="P119" style:family="paragraph" style:parent-style-name="Standard">
      <style:text-properties fo:font-size="14pt" fo:font-style="normal" fo:font-weight="bold" officeooo:rsid="00d68edb" officeooo:paragraph-rsid="00d68edb" style:font-size-asian="14pt" style:font-style-asian="normal" style:font-weight-asian="bold" style:font-size-complex="14pt" style:font-style-complex="normal" style:font-weight-complex="bold"/>
    </style:style>
    <style:style style:name="P120" style:family="paragraph" style:parent-style-name="Standard">
      <style:text-properties fo:font-size="14pt" fo:font-style="normal" fo:font-weight="bold" officeooo:rsid="00d68edb" officeooo:paragraph-rsid="00dc5aa4" style:font-size-asian="14pt" style:font-style-asian="normal" style:font-weight-asian="bold" style:font-size-complex="14pt" style:font-style-complex="normal" style:font-weight-complex="bold"/>
    </style:style>
    <style:style style:name="P121" style:family="paragraph" style:parent-style-name="Standard">
      <style:text-properties fo:font-size="14pt" fo:font-style="normal" fo:font-weight="bold" officeooo:rsid="00dd8898" officeooo:paragraph-rsid="00dd8898" style:font-size-asian="14pt" style:font-style-asian="normal" style:font-weight-asian="bold" style:font-size-complex="14pt" style:font-style-complex="normal" style:font-weight-complex="bold"/>
    </style:style>
    <style:style style:name="P122" style:family="paragraph" style:parent-style-name="Standard">
      <style:text-properties fo:color="#c9211e" loext:opacity="100%"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123" style:family="paragraph" style:parent-style-name="Standard">
      <style:text-properties fo:color="#c9211e" loext:opacity="100%" fo:font-size="14pt" fo:font-style="normal" fo:font-weight="bold" officeooo:rsid="001456c3" officeooo:paragraph-rsid="00161f12" style:font-size-asian="14pt" style:font-style-asian="normal" style:font-weight-asian="bold" style:font-size-complex="14pt" style:font-style-complex="normal" style:font-weight-complex="bold"/>
    </style:style>
    <style:style style:name="P124" style:family="paragraph" style:parent-style-name="Standard">
      <style:text-properties fo:color="#c9211e" loext:opacity="100%" fo:font-size="14pt" fo:font-style="normal" fo:font-weight="bold" officeooo:rsid="001456c3" officeooo:paragraph-rsid="00168c22" style:font-size-asian="14pt" style:font-style-asian="normal" style:font-weight-asian="bold" style:font-size-complex="14pt" style:font-style-complex="normal" style:font-weight-complex="bold"/>
    </style:style>
    <style:style style:name="P125" style:family="paragraph" style:parent-style-name="Standard">
      <style:text-properties fo:color="#c9211e" loext:opacity="100%" fo:font-size="14pt" fo:font-style="normal" fo:font-weight="bold" officeooo:rsid="001456c3" officeooo:paragraph-rsid="0016d7dd" style:font-size-asian="14pt" style:font-style-asian="normal" style:font-weight-asian="bold" style:font-size-complex="14pt" style:font-style-complex="normal" style:font-weight-complex="bold"/>
    </style:style>
    <style:style style:name="P126" style:family="paragraph" style:parent-style-name="Standard">
      <style:text-properties fo:color="#c9211e" loext:opacity="100%" fo:font-size="14pt" fo:font-style="normal" fo:font-weight="bold" officeooo:rsid="001456c3" officeooo:paragraph-rsid="0018a682" style:font-size-asian="14pt" style:font-style-asian="normal" style:font-weight-asian="bold" style:font-size-complex="14pt" style:font-style-complex="normal" style:font-weight-complex="bold"/>
    </style:style>
    <style:style style:name="P127" style:family="paragraph" style:parent-style-name="Standard">
      <style:text-properties fo:color="#c9211e" loext:opacity="100%" fo:font-size="14pt" fo:font-style="normal" fo:font-weight="bold" officeooo:rsid="001456c3" officeooo:paragraph-rsid="00196a3b" style:font-size-asian="14pt" style:font-style-asian="normal" style:font-weight-asian="bold" style:font-size-complex="14pt" style:font-style-complex="normal" style:font-weight-complex="bold"/>
    </style:style>
    <style:style style:name="P128" style:family="paragraph" style:parent-style-name="Standard">
      <style:text-properties fo:color="#c9211e" loext:opacity="100%" fo:font-size="14pt" fo:font-style="normal" fo:font-weight="bold" officeooo:rsid="001456c3" officeooo:paragraph-rsid="00302a10" style:font-size-asian="14pt" style:font-style-asian="normal" style:font-weight-asian="bold" style:font-size-complex="14pt" style:font-style-complex="normal" style:font-weight-complex="bold"/>
    </style:style>
    <style:style style:name="P129" style:family="paragraph" style:parent-style-name="Standard">
      <style:text-properties fo:color="#c9211e" loext:opacity="100%"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130" style:family="paragraph" style:parent-style-name="Standard">
      <style:text-properties fo:color="#c9211e" loext:opacity="100%"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131" style:family="paragraph" style:parent-style-name="Standard">
      <style:text-properties fo:color="#c9211e" loext:opacity="100%" fo:font-size="14pt" fo:font-style="normal" fo:font-weight="bold" officeooo:rsid="001456c3" officeooo:paragraph-rsid="003b222c" style:font-size-asian="14pt" style:font-style-asian="normal" style:font-weight-asian="bold" style:font-size-complex="14pt" style:font-style-complex="normal" style:font-weight-complex="bold"/>
    </style:style>
    <style:style style:name="P132" style:family="paragraph" style:parent-style-name="Standard">
      <style:text-properties fo:color="#c9211e" loext:opacity="100%"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133" style:family="paragraph" style:parent-style-name="Standard">
      <style:text-properties fo:color="#c9211e" loext:opacity="100%"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134" style:family="paragraph" style:parent-style-name="Standard">
      <style:text-properties fo:color="#c9211e" loext:opacity="100%"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135" style:family="paragraph" style:parent-style-name="Standard">
      <style:text-properties fo:color="#c9211e" loext:opacity="100%"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136" style:family="paragraph" style:parent-style-name="Standard">
      <style:text-properties fo:color="#c9211e" loext:opacity="100%" fo:font-size="14pt" fo:font-style="normal" fo:font-weight="bold" officeooo:rsid="001456c3" officeooo:paragraph-rsid="0027f38f" style:font-size-asian="14pt" style:font-style-asian="normal" style:font-weight-asian="bold" style:font-size-complex="14pt" style:font-style-complex="normal" style:font-weight-complex="bold"/>
    </style:style>
    <style:style style:name="P137" style:family="paragraph" style:parent-style-name="Standard">
      <style:text-properties fo:color="#c9211e" loext:opacity="100%" fo:font-size="14pt" fo:font-style="normal" fo:font-weight="bold" officeooo:rsid="001456c3" officeooo:paragraph-rsid="001eddac" style:font-size-asian="14pt" style:font-style-asian="normal" style:font-weight-asian="bold" style:font-size-complex="14pt" style:font-style-complex="normal" style:font-weight-complex="bold"/>
    </style:style>
    <style:style style:name="P138" style:family="paragraph" style:parent-style-name="Standard">
      <style:text-properties fo:color="#c9211e" loext:opacity="100%" fo:font-size="14pt" fo:font-style="normal" fo:font-weight="bold" officeooo:rsid="001456c3" officeooo:paragraph-rsid="007605a6" style:font-size-asian="14pt" style:font-style-asian="normal" style:font-weight-asian="bold" style:font-size-complex="14pt" style:font-style-complex="normal" style:font-weight-complex="bold"/>
    </style:style>
    <style:style style:name="P139" style:family="paragraph" style:parent-style-name="Standard">
      <style:text-properties fo:color="#c9211e" loext:opacity="100%"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140" style:family="paragraph" style:parent-style-name="Standard">
      <style:text-properties style:use-window-font-color="true" loext:opacity="0%"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141" style:family="paragraph" style:parent-style-name="Standard">
      <style:text-properties style:use-window-font-color="true" loext:opacity="0%" fo:font-size="14pt" fo:font-style="normal" fo:font-weight="bold" officeooo:rsid="001456c3" officeooo:paragraph-rsid="00161f12" style:font-size-asian="14pt" style:font-style-asian="normal" style:font-weight-asian="bold" style:font-size-complex="14pt" style:font-style-complex="normal" style:font-weight-complex="bold"/>
    </style:style>
    <style:style style:name="P142" style:family="paragraph" style:parent-style-name="Standard">
      <style:text-properties style:use-window-font-color="true" loext:opacity="0%" fo:font-size="14pt" fo:font-style="normal" fo:font-weight="bold" officeooo:rsid="001456c3" officeooo:paragraph-rsid="00168c22" style:font-size-asian="14pt" style:font-style-asian="normal" style:font-weight-asian="bold" style:font-size-complex="14pt" style:font-style-complex="normal" style:font-weight-complex="bold"/>
    </style:style>
    <style:style style:name="P143" style:family="paragraph" style:parent-style-name="Standard">
      <style:text-properties style:use-window-font-color="true" loext:opacity="0%" fo:font-size="14pt" fo:font-style="normal" fo:font-weight="bold" officeooo:rsid="001456c3" officeooo:paragraph-rsid="0016d7dd" style:font-size-asian="14pt" style:font-style-asian="normal" style:font-weight-asian="bold" style:font-size-complex="14pt" style:font-style-complex="normal" style:font-weight-complex="bold"/>
    </style:style>
    <style:style style:name="P144" style:family="paragraph" style:parent-style-name="Standard">
      <style:text-properties style:use-window-font-color="true" loext:opacity="0%" fo:font-size="14pt" fo:font-style="normal" fo:font-weight="bold" officeooo:rsid="001456c3" officeooo:paragraph-rsid="0018a682" style:font-size-asian="14pt" style:font-style-asian="normal" style:font-weight-asian="bold" style:font-size-complex="14pt" style:font-style-complex="normal" style:font-weight-complex="bold"/>
    </style:style>
    <style:style style:name="P145" style:family="paragraph" style:parent-style-name="Standard">
      <style:text-properties style:use-window-font-color="true" loext:opacity="0%" fo:font-size="14pt" fo:font-style="normal" fo:font-weight="bold" officeooo:rsid="001456c3" officeooo:paragraph-rsid="001931b6" style:font-size-asian="14pt" style:font-style-asian="normal" style:font-weight-asian="bold" style:font-size-complex="14pt" style:font-style-complex="normal" style:font-weight-complex="bold"/>
    </style:style>
    <style:style style:name="P146" style:family="paragraph" style:parent-style-name="Standard">
      <style:text-properties style:use-window-font-color="true" loext:opacity="0%" fo:font-size="14pt" fo:font-style="normal" fo:font-weight="bold" officeooo:rsid="001456c3" officeooo:paragraph-rsid="00196a3b" style:font-size-asian="14pt" style:font-style-asian="normal" style:font-weight-asian="bold" style:font-size-complex="14pt" style:font-style-complex="normal" style:font-weight-complex="bold"/>
    </style:style>
    <style:style style:name="P147" style:family="paragraph" style:parent-style-name="Standard">
      <style:text-properties style:use-window-font-color="true" loext:opacity="0%"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148" style:family="paragraph" style:parent-style-name="Standard">
      <style:text-properties style:use-window-font-color="true" loext:opacity="0%"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149" style:family="paragraph" style:parent-style-name="Standard">
      <style:text-properties style:use-window-font-color="true" loext:opacity="0%" fo:font-size="14pt" fo:font-style="normal" fo:font-weight="bold" officeooo:rsid="001456c3" officeooo:paragraph-rsid="003b222c" style:font-size-asian="14pt" style:font-style-asian="normal" style:font-weight-asian="bold" style:font-size-complex="14pt" style:font-style-complex="normal" style:font-weight-complex="bold"/>
    </style:style>
    <style:style style:name="P150" style:family="paragraph" style:parent-style-name="Standard">
      <style:text-properties style:use-window-font-color="true" loext:opacity="0%"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151" style:family="paragraph" style:parent-style-name="Standard">
      <style:text-properties style:use-window-font-color="true" loext:opacity="0%"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152" style:family="paragraph" style:parent-style-name="Standard">
      <style:text-properties style:use-window-font-color="true" loext:opacity="0%"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153" style:family="paragraph" style:parent-style-name="Standard">
      <style:text-properties style:use-window-font-color="true" loext:opacity="0%"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154" style:family="paragraph" style:parent-style-name="Standard">
      <style:text-properties style:use-window-font-color="true" loext:opacity="0%"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155" style:family="paragraph" style:parent-style-name="Standard">
      <style:text-properties style:use-window-font-color="true" loext:opacity="0%" fo:font-size="14pt" fo:font-style="normal" fo:font-weight="bold" officeooo:rsid="001456c3" officeooo:paragraph-rsid="00534526" style:font-size-asian="14pt" style:font-style-asian="normal" style:font-weight-asian="bold" style:font-size-complex="14pt" style:font-style-complex="normal" style:font-weight-complex="bold"/>
    </style:style>
    <style:style style:name="P156" style:family="paragraph" style:parent-style-name="Standard">
      <style:text-properties style:use-window-font-color="true" loext:opacity="0%" fo:font-size="14pt" fo:font-style="normal" fo:font-weight="bold" officeooo:rsid="001456c3" officeooo:paragraph-rsid="0056f3ca" style:font-size-asian="14pt" style:font-style-asian="normal" style:font-weight-asian="bold" style:font-size-complex="14pt" style:font-style-complex="normal" style:font-weight-complex="bold"/>
    </style:style>
    <style:style style:name="P157" style:family="paragraph" style:parent-style-name="Standard">
      <style:text-properties style:use-window-font-color="true" loext:opacity="0%" fo:font-size="14pt" fo:font-style="normal" fo:font-weight="bold" officeooo:rsid="001456c3" officeooo:paragraph-rsid="005b338a" style:font-size-asian="14pt" style:font-style-asian="normal" style:font-weight-asian="bold" style:font-size-complex="14pt" style:font-style-complex="normal" style:font-weight-complex="bold"/>
    </style:style>
    <style:style style:name="P158" style:family="paragraph" style:parent-style-name="Standard">
      <style:text-properties style:use-window-font-color="true" loext:opacity="0%" fo:font-size="14pt" fo:font-style="normal" fo:font-weight="bold" officeooo:rsid="001456c3" officeooo:paragraph-rsid="005c0fcb" style:font-size-asian="14pt" style:font-style-asian="normal" style:font-weight-asian="bold" style:font-size-complex="14pt" style:font-style-complex="normal" style:font-weight-complex="bold"/>
    </style:style>
    <style:style style:name="P159" style:family="paragraph" style:parent-style-name="Standard">
      <style:text-properties style:use-window-font-color="true" loext:opacity="0%" fo:font-size="14pt" fo:font-style="normal" fo:font-weight="bold" officeooo:rsid="001456c3" officeooo:paragraph-rsid="005f400f" style:font-size-asian="14pt" style:font-style-asian="normal" style:font-weight-asian="bold" style:font-size-complex="14pt" style:font-style-complex="normal" style:font-weight-complex="bold"/>
    </style:style>
    <style:style style:name="P160" style:family="paragraph" style:parent-style-name="Standard">
      <style:text-properties style:use-window-font-color="true" loext:opacity="0%" fo:font-size="14pt" fo:font-style="normal" fo:font-weight="bold" officeooo:rsid="001456c3" officeooo:paragraph-rsid="005fe1ac" style:font-size-asian="14pt" style:font-style-asian="normal" style:font-weight-asian="bold" style:font-size-complex="14pt" style:font-style-complex="normal" style:font-weight-complex="bold"/>
    </style:style>
    <style:style style:name="P161" style:family="paragraph" style:parent-style-name="Standard">
      <style:text-properties style:use-window-font-color="true" loext:opacity="0%" fo:font-size="14pt" fo:font-style="normal" fo:font-weight="bold" officeooo:rsid="001456c3" officeooo:paragraph-rsid="0089c2cb" style:font-size-asian="14pt" style:font-style-asian="normal" style:font-weight-asian="bold" style:font-size-complex="14pt" style:font-style-complex="normal" style:font-weight-complex="bold"/>
    </style:style>
    <style:style style:name="P162" style:family="paragraph" style:parent-style-name="Standard">
      <style:text-properties style:use-window-font-color="true" loext:opacity="0%" fo:font-size="14pt" fo:font-style="normal" fo:font-weight="bold" officeooo:rsid="001456c3" officeooo:paragraph-rsid="008a0ef2" style:font-size-asian="14pt" style:font-style-asian="normal" style:font-weight-asian="bold" style:font-size-complex="14pt" style:font-style-complex="normal" style:font-weight-complex="bold"/>
    </style:style>
    <style:style style:name="P163" style:family="paragraph" style:parent-style-name="Standard">
      <style:text-properties style:use-window-font-color="true" loext:opacity="0%" fo:font-size="14pt" fo:font-style="normal" fo:font-weight="bold" officeooo:rsid="001456c3" officeooo:paragraph-rsid="008cd1eb" style:font-size-asian="14pt" style:font-style-asian="normal" style:font-weight-asian="bold" style:font-size-complex="14pt" style:font-style-complex="normal" style:font-weight-complex="bold"/>
    </style:style>
    <style:style style:name="P164" style:family="paragraph" style:parent-style-name="Standard">
      <style:text-properties style:use-window-font-color="true" loext:opacity="0%" fo:font-size="14pt" fo:font-style="normal" fo:font-weight="bold" officeooo:rsid="001456c3" officeooo:paragraph-rsid="008f721d" style:font-size-asian="14pt" style:font-style-asian="normal" style:font-weight-asian="bold" style:font-size-complex="14pt" style:font-style-complex="normal" style:font-weight-complex="bold"/>
    </style:style>
    <style:style style:name="P165" style:family="paragraph" style:parent-style-name="Standard">
      <style:text-properties style:use-window-font-color="true" loext:opacity="0%" fo:font-size="14pt" fo:font-style="normal" fo:font-weight="bold" officeooo:rsid="00161f12" officeooo:paragraph-rsid="00161f12" style:font-size-asian="14pt" style:font-style-asian="normal" style:font-weight-asian="bold" style:font-size-complex="14pt" style:font-style-complex="normal" style:font-weight-complex="bold"/>
    </style:style>
    <style:style style:name="P166" style:family="paragraph" style:parent-style-name="Standard">
      <style:text-properties style:use-window-font-color="true" loext:opacity="0%" fo:font-size="14pt" fo:font-style="normal" fo:font-weight="bold" officeooo:rsid="00161f12" officeooo:paragraph-rsid="00168c22" style:font-size-asian="14pt" style:font-style-asian="normal" style:font-weight-asian="bold" style:font-size-complex="14pt" style:font-style-complex="normal" style:font-weight-complex="bold"/>
    </style:style>
    <style:style style:name="P167" style:family="paragraph" style:parent-style-name="Standard">
      <style:text-properties style:use-window-font-color="true" loext:opacity="0%" fo:font-size="14pt" fo:font-style="normal" fo:font-weight="bold" officeooo:rsid="00161f12" officeooo:paragraph-rsid="0016d7dd" style:font-size-asian="14pt" style:font-style-asian="normal" style:font-weight-asian="bold" style:font-size-complex="14pt" style:font-style-complex="normal" style:font-weight-complex="bold"/>
    </style:style>
    <style:style style:name="P168" style:family="paragraph" style:parent-style-name="Standard">
      <style:text-properties style:use-window-font-color="true" loext:opacity="0%" fo:font-size="14pt" fo:font-style="normal" fo:font-weight="bold" officeooo:rsid="00161f12" officeooo:paragraph-rsid="0018a682" style:font-size-asian="14pt" style:font-style-asian="normal" style:font-weight-asian="bold" style:font-size-complex="14pt" style:font-style-complex="normal" style:font-weight-complex="bold"/>
    </style:style>
    <style:style style:name="P169" style:family="paragraph" style:parent-style-name="Standard">
      <style:text-properties style:use-window-font-color="true" loext:opacity="0%" fo:font-size="14pt" fo:font-style="normal" fo:font-weight="bold" officeooo:rsid="00161f12" officeooo:paragraph-rsid="001931b6" style:font-size-asian="14pt" style:font-style-asian="normal" style:font-weight-asian="bold" style:font-size-complex="14pt" style:font-style-complex="normal" style:font-weight-complex="bold"/>
    </style:style>
    <style:style style:name="P170" style:family="paragraph" style:parent-style-name="Standard">
      <style:text-properties style:use-window-font-color="true" loext:opacity="0%" fo:font-size="14pt" fo:font-style="normal" fo:font-weight="bold" officeooo:rsid="00161f12" officeooo:paragraph-rsid="00196a3b" style:font-size-asian="14pt" style:font-style-asian="normal" style:font-weight-asian="bold" style:font-size-complex="14pt" style:font-style-complex="normal" style:font-weight-complex="bold"/>
    </style:style>
    <style:style style:name="P171" style:family="paragraph" style:parent-style-name="Standard">
      <style:text-properties style:use-window-font-color="true" loext:opacity="0%" fo:font-size="14pt" fo:font-style="normal" fo:font-weight="bold" officeooo:rsid="008ba331" officeooo:paragraph-rsid="008ba331" style:font-size-asian="14pt" style:font-style-asian="normal" style:font-weight-asian="bold" style:font-size-complex="14pt" style:font-style-complex="normal" style:font-weight-complex="bold"/>
    </style:style>
    <style:style style:name="P172" style:family="paragraph" style:parent-style-name="Standard">
      <style:text-properties style:use-window-font-color="true" loext:opacity="0%" fo:font-size="14pt" fo:font-style="normal" fo:font-weight="bold" officeooo:rsid="008ba331" officeooo:paragraph-rsid="008f721d" style:font-size-asian="14pt" style:font-style-asian="normal" style:font-weight-asian="bold" style:font-size-complex="14pt" style:font-style-complex="normal" style:font-weight-complex="bold"/>
    </style:style>
    <style:style style:name="P173" style:family="paragraph" style:parent-style-name="Standard">
      <style:text-properties style:use-window-font-color="true" loext:opacity="0%" fo:font-size="14pt" fo:font-style="normal" fo:font-weight="bold" officeooo:rsid="008ba331" officeooo:paragraph-rsid="00933da3" style:font-size-asian="14pt" style:font-style-asian="normal" style:font-weight-asian="bold" style:font-size-complex="14pt" style:font-style-complex="normal" style:font-weight-complex="bold"/>
    </style:style>
    <style:style style:name="P174" style:family="paragraph" style:parent-style-name="Standard">
      <style:text-properties style:use-window-font-color="true" loext:opacity="0%" fo:font-size="14pt" fo:font-style="normal" fo:font-weight="bold" officeooo:rsid="008ba331" officeooo:paragraph-rsid="0098e555" style:font-size-asian="14pt" style:font-style-asian="normal" style:font-weight-asian="bold" style:font-size-complex="14pt" style:font-style-complex="normal" style:font-weight-complex="bold"/>
    </style:style>
    <style:style style:name="P175" style:family="paragraph" style:parent-style-name="Standard">
      <style:text-properties style:use-window-font-color="true" loext:opacity="0%" fo:font-size="14pt" fo:font-style="normal" fo:font-weight="bold" officeooo:rsid="008ba331" officeooo:paragraph-rsid="009ae926" style:font-size-asian="14pt" style:font-style-asian="normal" style:font-weight-asian="bold" style:font-size-complex="14pt" style:font-style-complex="normal" style:font-weight-complex="bold"/>
    </style:style>
    <style:style style:name="P176" style:family="paragraph" style:parent-style-name="Standard">
      <style:text-properties style:use-window-font-color="true" loext:opacity="0%" fo:font-size="14pt" fo:font-style="normal" fo:font-weight="bold" officeooo:rsid="008ba331" officeooo:paragraph-rsid="009d664e" style:font-size-asian="14pt" style:font-style-asian="normal" style:font-weight-asian="bold" style:font-size-complex="14pt" style:font-style-complex="normal" style:font-weight-complex="bold"/>
    </style:style>
    <style:style style:name="P177" style:family="paragraph" style:parent-style-name="Standard">
      <style:text-properties fo:color="#00a933" loext:opacity="100%" fo:font-size="14pt" fo:font-style="normal" fo:font-weight="bold" officeooo:rsid="001456c3" officeooo:paragraph-rsid="001e0941" style:font-size-asian="14pt" style:font-style-asian="normal" style:font-weight-asian="bold" style:font-size-complex="14pt" style:font-style-complex="normal" style:font-weight-complex="bold"/>
    </style:style>
    <style:style style:name="P178" style:family="paragraph" style:parent-style-name="Standard">
      <style:text-properties fo:color="#00a933" loext:opacity="100%" fo:font-size="14pt" fo:font-style="normal" fo:font-weight="bold" officeooo:rsid="001456c3" officeooo:paragraph-rsid="001eddac" style:font-size-asian="14pt" style:font-style-asian="normal" style:font-weight-asian="bold" style:font-size-complex="14pt" style:font-style-complex="normal" style:font-weight-complex="bold"/>
    </style:style>
    <style:style style:name="P179" style:family="paragraph" style:parent-style-name="Standard">
      <style:text-properties fo:color="#00a933" loext:opacity="100%" fo:font-size="14pt" fo:font-style="normal" fo:font-weight="bold" officeooo:rsid="001456c3" officeooo:paragraph-rsid="0026afe8" style:font-size-asian="14pt" style:font-style-asian="normal" style:font-weight-asian="bold" style:font-size-complex="14pt" style:font-style-complex="normal" style:font-weight-complex="bold"/>
    </style:style>
    <style:style style:name="P180" style:family="paragraph" style:parent-style-name="Standard">
      <style:text-properties fo:color="#00a933" loext:opacity="100%" fo:font-size="14pt" fo:font-style="normal" fo:font-weight="bold" officeooo:rsid="001456c3" officeooo:paragraph-rsid="0027f38f" style:font-size-asian="14pt" style:font-style-asian="normal" style:font-weight-asian="bold" style:font-size-complex="14pt" style:font-style-complex="normal" style:font-weight-complex="bold"/>
    </style:style>
    <style:style style:name="P181" style:family="paragraph" style:parent-style-name="Standard">
      <style:text-properties fo:color="#00a933" loext:opacity="100%"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182" style:family="paragraph" style:parent-style-name="Standard">
      <style:text-properties fo:color="#00a933" loext:opacity="100%"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183" style:family="paragraph" style:parent-style-name="Standard">
      <style:text-properties fo:color="#00a933" loext:opacity="100%"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184" style:family="paragraph" style:parent-style-name="Standard">
      <style:text-properties fo:color="#00a933" loext:opacity="100%"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185" style:family="paragraph" style:parent-style-name="Standard">
      <style:text-properties fo:color="#00a933" loext:opacity="100%"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186" style:family="paragraph" style:parent-style-name="Standard">
      <style:text-properties fo:color="#00a933" loext:opacity="100%" fo:font-size="14pt" fo:font-style="normal" fo:font-weight="bold" officeooo:rsid="001456c3" officeooo:paragraph-rsid="00534526" style:font-size-asian="14pt" style:font-style-asian="normal" style:font-weight-asian="bold" style:font-size-complex="14pt" style:font-style-complex="normal" style:font-weight-complex="bold"/>
    </style:style>
    <style:style style:name="P187" style:family="paragraph" style:parent-style-name="Standard">
      <style:text-properties fo:color="#00a933" loext:opacity="100%" fo:font-size="14pt" fo:font-style="normal" fo:font-weight="bold" officeooo:rsid="001456c3" officeooo:paragraph-rsid="0056f3ca" style:font-size-asian="14pt" style:font-style-asian="normal" style:font-weight-asian="bold" style:font-size-complex="14pt" style:font-style-complex="normal" style:font-weight-complex="bold"/>
    </style:style>
    <style:style style:name="P188" style:family="paragraph" style:parent-style-name="Standard">
      <style:text-properties fo:color="#00a933" loext:opacity="100%" fo:font-size="14pt" fo:font-style="normal" fo:font-weight="bold" officeooo:rsid="001456c3" officeooo:paragraph-rsid="005b338a" style:font-size-asian="14pt" style:font-style-asian="normal" style:font-weight-asian="bold" style:font-size-complex="14pt" style:font-style-complex="normal" style:font-weight-complex="bold"/>
    </style:style>
    <style:style style:name="P189" style:family="paragraph" style:parent-style-name="Standard">
      <style:text-properties fo:color="#00a933" loext:opacity="100%" fo:font-size="14pt" fo:font-style="normal" fo:font-weight="bold" officeooo:rsid="001456c3" officeooo:paragraph-rsid="005c0fcb" style:font-size-asian="14pt" style:font-style-asian="normal" style:font-weight-asian="bold" style:font-size-complex="14pt" style:font-style-complex="normal" style:font-weight-complex="bold"/>
    </style:style>
    <style:style style:name="P190" style:family="paragraph" style:parent-style-name="Standard">
      <style:text-properties fo:color="#00a933" loext:opacity="100%" fo:font-size="14pt" fo:font-style="normal" fo:font-weight="bold" officeooo:rsid="001456c3" officeooo:paragraph-rsid="005f400f" style:font-size-asian="14pt" style:font-style-asian="normal" style:font-weight-asian="bold" style:font-size-complex="14pt" style:font-style-complex="normal" style:font-weight-complex="bold"/>
    </style:style>
    <style:style style:name="P191" style:family="paragraph" style:parent-style-name="Standard">
      <style:text-properties fo:color="#00a933" loext:opacity="100%" fo:font-size="14pt" fo:font-style="normal" fo:font-weight="bold" officeooo:rsid="001456c3" officeooo:paragraph-rsid="00302a10" style:font-size-asian="14pt" style:font-style-asian="normal" style:font-weight-asian="bold" style:font-size-complex="14pt" style:font-style-complex="normal" style:font-weight-complex="bold"/>
    </style:style>
    <style:style style:name="P192" style:family="paragraph" style:parent-style-name="Standard">
      <style:text-properties fo:color="#00a933" loext:opacity="100%" fo:font-size="14pt" fo:font-style="normal" fo:font-weight="bold" officeooo:rsid="001456c3" officeooo:paragraph-rsid="00631b9a" style:font-size-asian="14pt" style:font-style-asian="normal" style:font-weight-asian="bold" style:font-size-complex="14pt" style:font-style-complex="normal" style:font-weight-complex="bold"/>
    </style:style>
    <style:style style:name="P193" style:family="paragraph" style:parent-style-name="Standard">
      <style:text-properties fo:color="#00a933" loext:opacity="100%" fo:font-size="14pt" fo:font-style="normal" fo:font-weight="bold" officeooo:rsid="001456c3" officeooo:paragraph-rsid="0064c877" style:font-size-asian="14pt" style:font-style-asian="normal" style:font-weight-asian="bold" style:font-size-complex="14pt" style:font-style-complex="normal" style:font-weight-complex="bold"/>
    </style:style>
    <style:style style:name="P194" style:family="paragraph" style:parent-style-name="Standard">
      <style:text-properties fo:color="#00a933" loext:opacity="100%" fo:font-size="14pt" fo:font-style="normal" fo:font-weight="bold" officeooo:rsid="001456c3" officeooo:paragraph-rsid="0024c100" style:font-size-asian="14pt" style:font-style-asian="normal" style:font-weight-asian="bold" style:font-size-complex="14pt" style:font-style-complex="normal" style:font-weight-complex="bold"/>
    </style:style>
    <style:style style:name="P195" style:family="paragraph" style:parent-style-name="Standard">
      <style:text-properties fo:color="#00a933" loext:opacity="100%" fo:font-size="14pt" fo:font-style="normal" fo:font-weight="bold" officeooo:rsid="001456c3" officeooo:paragraph-rsid="007605a6" style:font-size-asian="14pt" style:font-style-asian="normal" style:font-weight-asian="bold" style:font-size-complex="14pt" style:font-style-complex="normal" style:font-weight-complex="bold"/>
    </style:style>
    <style:style style:name="P196" style:family="paragraph" style:parent-style-name="Standard">
      <style:text-properties fo:color="#00a933" loext:opacity="100%" fo:font-size="14pt" fo:font-style="normal" fo:font-weight="bold" officeooo:rsid="001456c3" officeooo:paragraph-rsid="007c94a5" style:font-size-asian="14pt" style:font-style-asian="normal" style:font-weight-asian="bold" style:font-size-complex="14pt" style:font-style-complex="normal" style:font-weight-complex="bold"/>
    </style:style>
    <style:style style:name="P197" style:family="paragraph" style:parent-style-name="Standard">
      <style:text-properties fo:color="#00a933" loext:opacity="100%" fo:font-size="14pt" fo:font-style="normal" fo:font-weight="bold" officeooo:rsid="001456c3" officeooo:paragraph-rsid="007cc928" style:font-size-asian="14pt" style:font-style-asian="normal" style:font-weight-asian="bold" style:font-size-complex="14pt" style:font-style-complex="normal" style:font-weight-complex="bold"/>
    </style:style>
    <style:style style:name="P198" style:family="paragraph" style:parent-style-name="Standard">
      <style:text-properties fo:color="#00a933" loext:opacity="100%" fo:font-size="14pt" fo:font-style="normal" fo:font-weight="bold" officeooo:rsid="001456c3" officeooo:paragraph-rsid="008920f7" style:font-size-asian="14pt" style:font-style-asian="normal" style:font-weight-asian="bold" style:font-size-complex="14pt" style:font-style-complex="normal" style:font-weight-complex="bold"/>
    </style:style>
    <style:style style:name="P199" style:family="paragraph" style:parent-style-name="Standard">
      <style:text-properties fo:color="#00a933" loext:opacity="100%" fo:font-size="14pt" fo:font-style="normal" fo:font-weight="bold" officeooo:rsid="001456c3" officeooo:paragraph-rsid="002ebf5c" style:font-size-asian="14pt" style:font-style-asian="normal" style:font-weight-asian="bold" style:font-size-complex="14pt" style:font-style-complex="normal" style:font-weight-complex="bold"/>
    </style:style>
    <style:style style:name="P200" style:family="paragraph" style:parent-style-name="Standard">
      <style:text-properties fo:color="#00a933" loext:opacity="100%" fo:font-size="14pt" fo:font-style="normal" fo:font-weight="bold" officeooo:rsid="001456c3" officeooo:paragraph-rsid="0089c2cb" style:font-size-asian="14pt" style:font-style-asian="normal" style:font-weight-asian="bold" style:font-size-complex="14pt" style:font-style-complex="normal" style:font-weight-complex="bold"/>
    </style:style>
    <style:style style:name="P201" style:family="paragraph" style:parent-style-name="Standard">
      <style:text-properties fo:color="#00a933" loext:opacity="100%" fo:font-size="14pt" fo:font-style="normal" fo:font-weight="bold" officeooo:rsid="001456c3" officeooo:paragraph-rsid="008ba331" style:font-size-asian="14pt" style:font-style-asian="normal" style:font-weight-asian="bold" style:font-size-complex="14pt" style:font-style-complex="normal" style:font-weight-complex="bold"/>
    </style:style>
    <style:style style:name="P202" style:family="paragraph" style:parent-style-name="Standard">
      <style:text-properties fo:color="#00a933" loext:opacity="100%" fo:font-size="14pt" fo:font-style="normal" fo:font-weight="bold" officeooo:rsid="001456c3" officeooo:paragraph-rsid="008cd1eb" style:font-size-asian="14pt" style:font-style-asian="normal" style:font-weight-asian="bold" style:font-size-complex="14pt" style:font-style-complex="normal" style:font-weight-complex="bold"/>
    </style:style>
    <style:style style:name="P203" style:family="paragraph" style:parent-style-name="Standard">
      <style:text-properties fo:color="#00a933" loext:opacity="100%" fo:font-size="14pt" fo:font-style="normal" fo:font-weight="bold" officeooo:rsid="001456c3" officeooo:paragraph-rsid="008de13d" style:font-size-asian="14pt" style:font-style-asian="normal" style:font-weight-asian="bold" style:font-size-complex="14pt" style:font-style-complex="normal" style:font-weight-complex="bold"/>
    </style:style>
    <style:style style:name="P204" style:family="paragraph" style:parent-style-name="Standard">
      <style:text-properties fo:color="#00a933" loext:opacity="100%" fo:font-size="14pt" fo:font-style="normal" fo:font-weight="bold" officeooo:rsid="007c94a5" officeooo:paragraph-rsid="007cc928" style:font-size-asian="14pt" style:font-style-asian="normal" style:font-weight-asian="bold" style:font-size-complex="14pt" style:font-style-complex="normal" style:font-weight-complex="bold"/>
    </style:style>
    <style:style style:name="P205" style:family="paragraph" style:parent-style-name="Standard">
      <style:text-properties fo:color="#00a933" loext:opacity="100%" fo:font-size="14pt" fo:font-style="normal" fo:font-weight="bold" officeooo:rsid="008cd1eb" officeooo:paragraph-rsid="008cd1eb" style:font-size-asian="14pt" style:font-style-asian="normal" style:font-weight-asian="bold" style:font-size-complex="14pt" style:font-style-complex="normal" style:font-weight-complex="bold"/>
    </style:style>
    <style:style style:name="P206" style:family="paragraph" style:parent-style-name="Standard">
      <style:text-properties fo:color="#00a933" loext:opacity="100%" fo:font-size="14pt" fo:font-style="normal" fo:font-weight="bold" officeooo:rsid="008de13d" officeooo:paragraph-rsid="008de13d" style:font-size-asian="14pt" style:font-style-asian="normal" style:font-weight-asian="bold" style:font-size-complex="14pt" style:font-style-complex="normal" style:font-weight-complex="bold"/>
    </style:style>
    <style:style style:name="P207" style:family="paragraph" style:parent-style-name="Standard">
      <style:text-properties fo:color="#00a933" loext:opacity="100%" fo:font-size="14pt" fo:font-style="normal" fo:font-weight="bold" officeooo:rsid="0056599c" officeooo:paragraph-rsid="008f721d" style:font-size-asian="14pt" style:font-style-asian="normal" style:font-weight-asian="bold" style:font-size-complex="14pt" style:font-style-complex="normal" style:font-weight-complex="bold"/>
    </style:style>
    <style:style style:name="P208" style:family="paragraph" style:parent-style-name="Standard">
      <style:text-properties fo:color="#00a933" loext:opacity="100%" fo:font-size="14pt" fo:font-style="normal" fo:font-weight="bold" officeooo:rsid="0056599c" officeooo:paragraph-rsid="00933da3" style:font-size-asian="14pt" style:font-style-asian="normal" style:font-weight-asian="bold" style:font-size-complex="14pt" style:font-style-complex="normal" style:font-weight-complex="bold"/>
    </style:style>
    <style:style style:name="P209" style:family="paragraph" style:parent-style-name="Standard">
      <style:text-properties fo:color="#00a933" loext:opacity="100%" fo:font-size="14pt" fo:font-style="normal" fo:font-weight="bold" officeooo:rsid="0056599c" officeooo:paragraph-rsid="009ae926" style:font-size-asian="14pt" style:font-style-asian="normal" style:font-weight-asian="bold" style:font-size-complex="14pt" style:font-style-complex="normal" style:font-weight-complex="bold"/>
    </style:style>
    <style:style style:name="P210" style:family="paragraph" style:parent-style-name="Standard">
      <style:text-properties fo:color="#00a933" loext:opacity="100%" fo:font-size="14pt" fo:font-style="normal" fo:font-weight="bold" officeooo:rsid="0056599c" officeooo:paragraph-rsid="009d664e" style:font-size-asian="14pt" style:font-style-asian="normal" style:font-weight-asian="bold" style:font-size-complex="14pt" style:font-style-complex="normal" style:font-weight-complex="bold"/>
    </style:style>
    <style:style style:name="P211" style:family="paragraph" style:parent-style-name="Standard">
      <style:text-properties fo:color="#00a933" loext:opacity="100%" fo:font-size="14pt" fo:font-style="normal" fo:font-weight="bold" officeooo:rsid="0056599c" officeooo:paragraph-rsid="00a25a51" style:font-size-asian="14pt" style:font-style-asian="normal" style:font-weight-asian="bold" style:font-size-complex="14pt" style:font-style-complex="normal" style:font-weight-complex="bold"/>
    </style:style>
    <style:style style:name="P212" style:family="paragraph" style:parent-style-name="Standard">
      <style:text-properties fo:color="#00a933" loext:opacity="100%" fo:font-size="14pt" fo:font-style="normal" fo:font-weight="bold" officeooo:rsid="0056599c" officeooo:paragraph-rsid="00a4743d" style:font-size-asian="14pt" style:font-style-asian="normal" style:font-weight-asian="bold" style:font-size-complex="14pt" style:font-style-complex="normal" style:font-weight-complex="bold"/>
    </style:style>
    <style:style style:name="P213" style:family="paragraph" style:parent-style-name="Standard">
      <style:text-properties fo:color="#00a933" loext:opacity="100%" fo:font-size="14pt" fo:font-style="normal" fo:font-weight="bold" officeooo:rsid="0056599c" officeooo:paragraph-rsid="00a48fd1" style:font-size-asian="14pt" style:font-style-asian="normal" style:font-weight-asian="bold" style:font-size-complex="14pt" style:font-style-complex="normal" style:font-weight-complex="bold"/>
    </style:style>
    <style:style style:name="P214" style:family="paragraph" style:parent-style-name="Standard">
      <style:text-properties fo:color="#00a933" loext:opacity="100%" fo:font-size="14pt" fo:font-style="normal" fo:font-weight="bold" officeooo:rsid="0056599c" officeooo:paragraph-rsid="00a60b66" style:font-size-asian="14pt" style:font-style-asian="normal" style:font-weight-asian="bold" style:font-size-complex="14pt" style:font-style-complex="normal" style:font-weight-complex="bold"/>
    </style:style>
    <style:style style:name="P215" style:family="paragraph" style:parent-style-name="Standard">
      <style:text-properties fo:color="#00a933" loext:opacity="100%" fo:font-size="14pt" fo:font-style="normal" fo:font-weight="bold" officeooo:rsid="0056599c" officeooo:paragraph-rsid="00aa294d" style:font-size-asian="14pt" style:font-style-asian="normal" style:font-weight-asian="bold" style:font-size-complex="14pt" style:font-style-complex="normal" style:font-weight-complex="bold"/>
    </style:style>
    <style:style style:name="P216" style:family="paragraph" style:parent-style-name="Standard">
      <style:text-properties fo:color="#00a933" loext:opacity="100%" fo:font-size="14pt" fo:font-style="normal" fo:font-weight="bold" officeooo:rsid="0056599c" officeooo:paragraph-rsid="00af4745" style:font-size-asian="14pt" style:font-style-asian="normal" style:font-weight-asian="bold" style:font-size-complex="14pt" style:font-style-complex="normal" style:font-weight-complex="bold"/>
    </style:style>
    <style:style style:name="P217" style:family="paragraph" style:parent-style-name="Standard">
      <style:text-properties fo:color="#00a933" loext:opacity="100%" fo:font-size="14pt" fo:font-style="normal" fo:font-weight="bold" officeooo:rsid="0056599c" officeooo:paragraph-rsid="00abcf6a" style:font-size-asian="14pt" style:font-style-asian="normal" style:font-weight-asian="bold" style:font-size-complex="14pt" style:font-style-complex="normal" style:font-weight-complex="bold"/>
    </style:style>
    <style:style style:name="P218" style:family="paragraph" style:parent-style-name="Standard">
      <style:text-properties fo:color="#00a933" loext:opacity="100%" fo:font-size="14pt" fo:font-style="normal" fo:font-weight="bold" officeooo:rsid="0056599c" officeooo:paragraph-rsid="00af2af1" style:font-size-asian="14pt" style:font-style-asian="normal" style:font-weight-asian="bold" style:font-size-complex="14pt" style:font-style-complex="normal" style:font-weight-complex="bold"/>
    </style:style>
    <style:style style:name="P219" style:family="paragraph" style:parent-style-name="Standard">
      <style:text-properties fo:color="#00a933" loext:opacity="100%" fo:font-size="14pt" fo:font-style="normal" fo:font-weight="bold" officeooo:rsid="0097164c" officeooo:paragraph-rsid="0098e555" style:font-size-asian="14pt" style:font-style-asian="normal" style:font-weight-asian="bold" style:font-size-complex="14pt" style:font-style-complex="normal" style:font-weight-complex="bold"/>
    </style:style>
    <style:style style:name="P220" style:family="paragraph" style:parent-style-name="Standard">
      <style:text-properties fo:color="#00a933" loext:opacity="100%" fo:font-size="14pt" fo:font-style="normal" fo:font-weight="bold" officeooo:rsid="00af4745" officeooo:paragraph-rsid="00af86f4" style:font-size-asian="14pt" style:font-style-asian="normal" style:font-weight-asian="bold" style:font-size-complex="14pt" style:font-style-complex="normal" style:font-weight-complex="bold"/>
    </style:style>
    <style:style style:name="P221" style:family="paragraph" style:parent-style-name="Standard">
      <style:text-properties fo:color="#00a933" loext:opacity="100%" fo:font-size="14pt" fo:font-style="normal" fo:font-weight="bold" officeooo:rsid="00af4745" officeooo:paragraph-rsid="00b1286a" style:font-size-asian="14pt" style:font-style-asian="normal" style:font-weight-asian="bold" style:font-size-complex="14pt" style:font-style-complex="normal" style:font-weight-complex="bold"/>
    </style:style>
    <style:style style:name="P222" style:family="paragraph" style:parent-style-name="Standard">
      <style:text-properties fo:color="#00a933" loext:opacity="100%" fo:font-size="14pt" fo:font-style="normal" fo:font-weight="bold" officeooo:rsid="00af4745" officeooo:paragraph-rsid="00b171cc" style:font-size-asian="14pt" style:font-style-asian="normal" style:font-weight-asian="bold" style:font-size-complex="14pt" style:font-style-complex="normal" style:font-weight-complex="bold"/>
    </style:style>
    <style:style style:name="P223" style:family="paragraph" style:parent-style-name="Standard">
      <style:text-properties fo:color="#00a933" loext:opacity="100%" fo:font-size="14pt" fo:font-style="normal" fo:font-weight="bold" officeooo:rsid="00af4745" officeooo:paragraph-rsid="00b1853d" style:font-size-asian="14pt" style:font-style-asian="normal" style:font-weight-asian="bold" style:font-size-complex="14pt" style:font-style-complex="normal" style:font-weight-complex="bold"/>
    </style:style>
    <style:style style:name="P224" style:family="paragraph" style:parent-style-name="Standard">
      <style:text-properties fo:color="#00a933" loext:opacity="100%" fo:font-size="14pt" fo:font-style="normal" fo:font-weight="bold" officeooo:rsid="00af4745" officeooo:paragraph-rsid="00b2c500" style:font-size-asian="14pt" style:font-style-asian="normal" style:font-weight-asian="bold" style:font-size-complex="14pt" style:font-style-complex="normal" style:font-weight-complex="bold"/>
    </style:style>
    <style:style style:name="P225" style:family="paragraph" style:parent-style-name="Standard">
      <style:text-properties fo:color="#ff0000" loext:opacity="100%" fo:font-size="14pt" fo:font-style="normal" fo:font-weight="bold" officeooo:rsid="001cd153" officeooo:paragraph-rsid="0056f3ca" style:font-size-asian="14pt" style:font-style-asian="normal" style:font-weight-asian="bold" style:font-size-complex="14pt" style:font-style-complex="normal" style:font-weight-complex="bold"/>
    </style:style>
    <style:style style:name="P226" style:family="paragraph" style:parent-style-name="Standard">
      <style:text-properties fo:color="#ff0000" loext:opacity="100%" fo:font-size="14pt" fo:font-style="normal" fo:font-weight="bold" officeooo:rsid="001cd153" officeooo:paragraph-rsid="005b338a" style:font-size-asian="14pt" style:font-style-asian="normal" style:font-weight-asian="bold" style:font-size-complex="14pt" style:font-style-complex="normal" style:font-weight-complex="bold"/>
    </style:style>
    <style:style style:name="P227" style:family="paragraph" style:parent-style-name="Standard">
      <style:text-properties fo:color="#ff0000" loext:opacity="100%" fo:font-size="14pt" fo:font-style="normal" fo:font-weight="bold" officeooo:rsid="001cd153" officeooo:paragraph-rsid="005f400f" style:font-size-asian="14pt" style:font-style-asian="normal" style:font-weight-asian="bold" style:font-size-complex="14pt" style:font-style-complex="normal" style:font-weight-complex="bold"/>
    </style:style>
    <style:style style:name="P228" style:family="paragraph" style:parent-style-name="Standard">
      <style:text-properties fo:color="#ff0000" loext:opacity="100%" fo:font-size="14pt" fo:font-style="normal" fo:font-weight="bold" officeooo:rsid="001cd153" officeooo:paragraph-rsid="001e0941" style:font-size-asian="14pt" style:font-style-asian="normal" style:font-weight-asian="bold" style:font-size-complex="14pt" style:font-style-complex="normal" style:font-weight-complex="bold"/>
    </style:style>
    <style:style style:name="P229" style:family="paragraph" style:parent-style-name="Standard">
      <style:text-properties fo:color="#ff0000" loext:opacity="100%" fo:font-size="14pt" fo:font-style="normal" fo:font-weight="bold" officeooo:rsid="001cd153" officeooo:paragraph-rsid="0024c100" style:font-size-asian="14pt" style:font-style-asian="normal" style:font-weight-asian="bold" style:font-size-complex="14pt" style:font-style-complex="normal" style:font-weight-complex="bold"/>
    </style:style>
    <style:style style:name="P230" style:family="paragraph" style:parent-style-name="Standard">
      <style:text-properties fo:color="#ff0000" loext:opacity="100%" fo:font-size="14pt" fo:font-style="normal" fo:font-weight="bold" officeooo:rsid="001cd153" officeooo:paragraph-rsid="00447ff8" style:font-size-asian="14pt" style:font-style-asian="normal" style:font-weight-asian="bold" style:font-size-complex="14pt" style:font-style-complex="normal" style:font-weight-complex="bold"/>
    </style:style>
    <style:style style:name="P231" style:family="paragraph" style:parent-style-name="Standard">
      <style:text-properties fo:color="#ff0000" loext:opacity="100%" fo:font-size="14pt" fo:font-style="normal" fo:font-weight="bold" officeooo:rsid="001456c3" officeooo:paragraph-rsid="008a0ef2" style:font-size-asian="14pt" style:font-style-asian="normal" style:font-weight-asian="bold" style:font-size-complex="14pt" style:font-style-complex="normal" style:font-weight-complex="bold"/>
    </style:style>
    <style:style style:name="P232" style:family="paragraph" style:parent-style-name="Standard">
      <style:text-properties fo:color="#800080" loext:opacity="100%" fo:font-size="16pt" fo:font-style="italic" style:text-underline-style="solid" style:text-underline-width="auto" style:text-underline-color="font-color" fo:font-weight="bold" officeooo:rsid="001456c3" officeooo:paragraph-rsid="001456c3" style:font-size-asian="16pt" style:font-style-asian="italic" style:font-weight-asian="bold" style:font-size-complex="16pt" style:font-style-complex="italic" style:font-weight-complex="bold"/>
    </style:style>
    <style:style style:name="P233" style:family="paragraph" style:parent-style-name="Standard">
      <style:text-properties fo:color="#800080" loext:opacity="100%" fo:font-size="16pt" fo:font-style="italic" style:text-underline-style="solid" style:text-underline-width="auto" style:text-underline-color="font-color" fo:font-weight="bold" officeooo:rsid="00342ae7" officeooo:paragraph-rsid="00447ff8" style:font-size-asian="16pt" style:font-style-asian="italic" style:font-weight-asian="bold" style:font-size-complex="16pt" style:font-style-complex="italic" style:font-weight-complex="bold"/>
    </style:style>
    <style:style style:name="P234" style:family="paragraph" style:parent-style-name="Standard">
      <style:text-properties fo:color="#800080" loext:opacity="100%" fo:font-size="16pt" fo:font-style="italic" style:text-underline-style="solid" style:text-underline-width="auto" style:text-underline-color="font-color" fo:font-weight="bold" officeooo:rsid="00342ae7" officeooo:paragraph-rsid="00342ae7" style:font-size-asian="16pt" style:font-style-asian="italic" style:font-weight-asian="bold" style:font-size-complex="16pt" style:font-style-complex="italic" style:font-weight-complex="bold"/>
    </style:style>
    <style:style style:name="P235" style:family="paragraph" style:parent-style-name="Standard">
      <style:text-properties fo:color="#800080" loext:opacity="100%" fo:font-size="16pt" fo:font-style="italic" style:text-underline-style="solid" style:text-underline-width="auto" style:text-underline-color="font-color" fo:font-weight="bold" officeooo:rsid="004282d0" officeooo:paragraph-rsid="004282d0" style:font-size-asian="16pt" style:font-style-asian="italic" style:font-weight-asian="bold" style:font-size-complex="16pt" style:font-style-complex="italic" style:font-weight-complex="bold"/>
    </style:style>
    <style:style style:name="P236" style:family="paragraph" style:parent-style-name="Standard">
      <style:text-properties fo:color="#ff8000" loext:opacity="100%"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237" style:family="paragraph" style:parent-style-name="Standard">
      <style:text-properties fo:color="#ff8000" loext:opacity="100%" fo:font-size="14pt" fo:font-style="normal" fo:font-weight="bold" officeooo:rsid="001456c3" officeooo:paragraph-rsid="002c4f55" style:font-size-asian="14pt" style:font-style-asian="normal" style:font-weight-asian="bold" style:font-size-complex="14pt" style:font-style-complex="normal" style:font-weight-complex="bold"/>
    </style:style>
    <style:style style:name="P238" style:family="paragraph" style:parent-style-name="Standard">
      <style:text-properties fo:color="#ff8000" loext:opacity="100%" fo:font-size="14pt" fo:font-style="normal" fo:font-weight="bold" officeooo:rsid="001456c3" officeooo:paragraph-rsid="0052e291" style:font-size-asian="14pt" style:font-style-asian="normal" style:font-weight-asian="bold" style:font-size-complex="14pt" style:font-style-complex="normal" style:font-weight-complex="bold"/>
    </style:style>
    <style:style style:name="P239" style:family="paragraph" style:parent-style-name="Standard">
      <style:text-properties fo:color="#ff8000" loext:opacity="100%" fo:font-size="14pt" fo:font-style="normal" fo:font-weight="bold" officeooo:rsid="001456c3" officeooo:paragraph-rsid="005fe1ac" style:font-size-asian="14pt" style:font-style-asian="normal" style:font-weight-asian="bold" style:font-size-complex="14pt" style:font-style-complex="normal" style:font-weight-complex="bold"/>
    </style:style>
    <style:style style:name="P240" style:family="paragraph" style:parent-style-name="Standard">
      <style:text-properties fo:color="#ff8000" loext:opacity="100%"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241" style:family="paragraph" style:parent-style-name="Standard">
      <style:text-properties fo:color="#ff8000" loext:opacity="100%"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242" style:family="paragraph" style:parent-style-name="Standard">
      <style:text-properties fo:color="#2a6099" loext:opacity="100%" fo:font-size="14pt" fo:font-style="normal" fo:font-weight="bold" officeooo:rsid="0089c2cb" officeooo:paragraph-rsid="0089c2cb" style:font-size-asian="14pt" style:font-style-asian="normal" style:font-weight-asian="bold" style:font-size-complex="14pt" style:font-style-complex="normal" style:font-weight-complex="bold"/>
    </style:style>
    <style:style style:name="P243" style:family="paragraph" style:parent-style-name="Standard">
      <style:text-properties officeooo:paragraph-rsid="00a4743d"/>
    </style:style>
    <style:style style:name="P244" style:family="paragraph" style:parent-style-name="Standard">
      <style:text-properties officeooo:paragraph-rsid="00e13fdf"/>
    </style:style>
    <style:style style:name="P245" style:family="paragraph" style:parent-style-name="Standard">
      <style:text-properties officeooo:paragraph-rsid="00e25c0a"/>
    </style:style>
    <style:style style:name="P246" style:family="paragraph" style:parent-style-name="Standard">
      <style:text-properties fo:font-size="14pt" fo:font-style="normal" fo:font-weight="bold" officeooo:rsid="00dd8898" officeooo:paragraph-rsid="00e25c0a" style:font-size-asian="14pt" style:font-style-asian="normal" style:font-weight-asian="bold" style:font-size-complex="14pt" style:font-style-complex="normal" style:font-weight-complex="bold"/>
    </style:style>
    <style:style style:name="P247" style:family="paragraph" style:parent-style-name="Standard">
      <style:text-properties fo:font-size="28pt" fo:font-style="normal" fo:font-weight="bold" officeooo:rsid="00933da3" officeooo:paragraph-rsid="00933da3" style:font-size-asian="28pt" style:font-style-asian="normal" style:font-weight-asian="bold" style:font-size-complex="28pt" style:font-style-complex="normal" style:font-weight-complex="bold"/>
    </style:style>
    <style:style style:name="T1" style:family="text">
      <style:text-properties officeooo:rsid="00168c22"/>
    </style:style>
    <style:style style:name="T2" style:family="text">
      <style:text-properties officeooo:rsid="0016d7dd"/>
    </style:style>
    <style:style style:name="T3" style:family="text">
      <style:text-properties officeooo:rsid="0018a682"/>
    </style:style>
    <style:style style:name="T4" style:family="text">
      <style:text-properties officeooo:rsid="001931b6"/>
    </style:style>
    <style:style style:name="T5" style:family="text">
      <style:text-properties officeooo:rsid="00196a3b"/>
    </style:style>
    <style:style style:name="T6" style:family="text">
      <style:text-properties officeooo:rsid="001b0f0b"/>
    </style:style>
    <style:style style:name="T7" style:family="text">
      <style:text-properties officeooo:rsid="001e0941"/>
    </style:style>
    <style:style style:name="T8" style:family="text">
      <style:text-properties officeooo:rsid="00161f12"/>
    </style:style>
    <style:style style:name="T9" style:family="text">
      <style:text-properties officeooo:rsid="0027f38f"/>
    </style:style>
    <style:style style:name="T10" style:family="text">
      <style:text-properties officeooo:rsid="002a36ce"/>
    </style:style>
    <style:style style:name="T11" style:family="text">
      <style:text-properties officeooo:rsid="002c4f55"/>
    </style:style>
    <style:style style:name="T12" style:family="text">
      <style:text-properties officeooo:rsid="00342ae7"/>
    </style:style>
    <style:style style:name="T13" style:family="text">
      <style:text-properties officeooo:rsid="00367e49"/>
    </style:style>
    <style:style style:name="T14" style:family="text">
      <style:text-properties officeooo:rsid="0036f16c"/>
    </style:style>
    <style:style style:name="T15" style:family="text">
      <style:text-properties officeooo:rsid="003790d9"/>
    </style:style>
    <style:style style:name="T16" style:family="text">
      <style:text-properties officeooo:rsid="00399841"/>
    </style:style>
    <style:style style:name="T17" style:family="text">
      <style:text-properties officeooo:rsid="003b222c"/>
    </style:style>
    <style:style style:name="T18" style:family="text">
      <style:text-properties officeooo:rsid="003cee13"/>
    </style:style>
    <style:style style:name="T19" style:family="text">
      <style:text-properties officeooo:rsid="003e0e5d"/>
    </style:style>
    <style:style style:name="T20" style:family="text">
      <style:text-properties style:use-window-font-color="true" loext:opacity="0%"/>
    </style:style>
    <style:style style:name="T21" style:family="text">
      <style:text-properties officeooo:rsid="003f9867"/>
    </style:style>
    <style:style style:name="T22" style:family="text">
      <style:text-properties officeooo:rsid="0040d227"/>
    </style:style>
    <style:style style:name="T23" style:family="text">
      <style:text-properties officeooo:rsid="0044dd22"/>
    </style:style>
    <style:style style:name="T24" style:family="text">
      <style:text-properties officeooo:rsid="00502191"/>
    </style:style>
    <style:style style:name="T25" style:family="text">
      <style:text-properties officeooo:rsid="0051d9ef"/>
    </style:style>
    <style:style style:name="T26" style:family="text">
      <style:text-properties officeooo:rsid="00534526"/>
    </style:style>
    <style:style style:name="T27" style:family="text">
      <style:text-properties officeooo:rsid="0056599c"/>
    </style:style>
    <style:style style:name="T28" style:family="text">
      <style:text-properties officeooo:rsid="0056f3ca"/>
    </style:style>
    <style:style style:name="T29" style:family="text">
      <style:text-properties officeooo:rsid="005868b7"/>
    </style:style>
    <style:style style:name="T30" style:family="text">
      <style:text-properties officeooo:rsid="005c0fcb"/>
    </style:style>
    <style:style style:name="T31" style:family="text">
      <style:text-properties officeooo:rsid="005dacfc"/>
    </style:style>
    <style:style style:name="T32" style:family="text">
      <style:text-properties officeooo:rsid="005f400f"/>
    </style:style>
    <style:style style:name="T33" style:family="text">
      <style:text-properties officeooo:rsid="005fe1ac"/>
    </style:style>
    <style:style style:name="T34" style:family="text">
      <style:text-properties officeooo:rsid="00612b9d"/>
    </style:style>
    <style:style style:name="T35" style:family="text">
      <style:text-properties officeooo:rsid="00631b9a"/>
    </style:style>
    <style:style style:name="T36" style:family="text">
      <style:text-properties officeooo:rsid="00650900"/>
    </style:style>
    <style:style style:name="T37" style:family="text">
      <style:text-properties officeooo:rsid="00686e9c"/>
    </style:style>
    <style:style style:name="T38" style:family="text">
      <style:text-properties officeooo:rsid="006e19f6"/>
    </style:style>
    <style:style style:name="T39" style:family="text">
      <style:text-properties officeooo:rsid="00730f1e"/>
    </style:style>
    <style:style style:name="T40" style:family="text">
      <style:text-properties officeooo:rsid="00771076"/>
    </style:style>
    <style:style style:name="T41" style:family="text">
      <style:text-properties officeooo:rsid="0077f29a"/>
    </style:style>
    <style:style style:name="T42" style:family="text">
      <style:text-properties officeooo:rsid="007c94a5"/>
    </style:style>
    <style:style style:name="T43" style:family="text">
      <style:text-properties officeooo:rsid="007cc928"/>
    </style:style>
    <style:style style:name="T44" style:family="text">
      <style:text-properties officeooo:rsid="007fc8d7"/>
    </style:style>
    <style:style style:name="T45" style:family="text">
      <style:text-properties officeooo:rsid="008086db"/>
    </style:style>
    <style:style style:name="T46" style:family="text">
      <style:text-properties officeooo:rsid="0081abd0"/>
    </style:style>
    <style:style style:name="T47" style:family="text">
      <style:text-properties officeooo:rsid="0083654d"/>
    </style:style>
    <style:style style:name="T48" style:family="text">
      <style:text-properties officeooo:rsid="0084875d"/>
    </style:style>
    <style:style style:name="T49" style:family="text">
      <style:text-properties officeooo:rsid="008920f7"/>
    </style:style>
    <style:style style:name="T50" style:family="text">
      <style:text-properties officeooo:rsid="00892880"/>
    </style:style>
    <style:style style:name="T51" style:family="text">
      <style:text-properties officeooo:rsid="00898aea"/>
    </style:style>
    <style:style style:name="T52" style:family="text">
      <style:text-properties officeooo:rsid="0089c2cb"/>
    </style:style>
    <style:style style:name="T53" style:family="text">
      <style:text-properties officeooo:rsid="0089fc91"/>
    </style:style>
    <style:style style:name="T54" style:family="text">
      <style:text-properties officeooo:rsid="008a0ef2"/>
    </style:style>
    <style:style style:name="T55" style:family="text">
      <style:text-properties officeooo:rsid="008ba331"/>
    </style:style>
    <style:style style:name="T56" style:family="text">
      <style:text-properties officeooo:rsid="008de13d"/>
    </style:style>
    <style:style style:name="T57" style:family="text">
      <style:text-properties fo:color="#00a933" loext:opacity="100%"/>
    </style:style>
    <style:style style:name="T58" style:family="text">
      <style:text-properties fo:color="#00a933" loext:opacity="100%" officeooo:rsid="0056599c"/>
    </style:style>
    <style:style style:name="T59" style:family="text">
      <style:text-properties fo:color="#00a933" loext:opacity="100%" officeooo:rsid="008ba331"/>
    </style:style>
    <style:style style:name="T60" style:family="text">
      <style:text-properties fo:color="#00a933" loext:opacity="100%" officeooo:rsid="0097164c"/>
    </style:style>
    <style:style style:name="T61" style:family="text">
      <style:text-properties fo:color="#00a933" loext:opacity="100%" officeooo:rsid="00982894"/>
    </style:style>
    <style:style style:name="T62" style:family="text">
      <style:text-properties fo:color="#00a933" loext:opacity="100%" officeooo:rsid="0098e555"/>
    </style:style>
    <style:style style:name="T63" style:family="text">
      <style:text-properties fo:color="#00a933" loext:opacity="100%" officeooo:rsid="009ae926"/>
    </style:style>
    <style:style style:name="T64" style:family="text">
      <style:text-properties fo:color="#00a933" loext:opacity="100%" officeooo:rsid="009d664e"/>
    </style:style>
    <style:style style:name="T65" style:family="text">
      <style:text-properties fo:color="#00a933" loext:opacity="100%" officeooo:rsid="00a25a51"/>
    </style:style>
    <style:style style:name="T66" style:family="text">
      <style:text-properties fo:color="#00a933" loext:opacity="100%" fo:font-size="14pt" fo:font-style="normal" fo:font-weight="bold" officeooo:rsid="0056599c" style:font-size-asian="14pt" style:font-style-asian="normal" style:font-weight-asian="bold" style:font-size-complex="14pt" style:font-style-complex="normal" style:font-weight-complex="bold"/>
    </style:style>
    <style:style style:name="T67" style:family="text">
      <style:text-properties fo:color="#00a933" loext:opacity="100%" fo:font-size="14pt" fo:font-style="normal" fo:font-weight="bold" officeooo:rsid="00a4743d" style:font-size-asian="14pt" style:font-style-asian="normal" style:font-weight-asian="bold" style:font-size-complex="14pt" style:font-style-complex="normal" style:font-weight-complex="bold"/>
    </style:style>
    <style:style style:name="T68" style:family="text">
      <style:text-properties fo:color="#00a933" loext:opacity="100%" officeooo:rsid="00a4743d"/>
    </style:style>
    <style:style style:name="T69" style:family="text">
      <style:text-properties fo:color="#00a933" loext:opacity="100%" officeooo:rsid="00a48fd1"/>
    </style:style>
    <style:style style:name="T70" style:family="text">
      <style:text-properties fo:color="#00a933" loext:opacity="100%" officeooo:rsid="00a5a026"/>
    </style:style>
    <style:style style:name="T71" style:family="text">
      <style:text-properties fo:color="#00a933" loext:opacity="100%" officeooo:rsid="00a60b66"/>
    </style:style>
    <style:style style:name="T72" style:family="text">
      <style:text-properties fo:color="#00a933" loext:opacity="100%" officeooo:rsid="00a8e33c"/>
    </style:style>
    <style:style style:name="T73" style:family="text">
      <style:text-properties fo:color="#00a933" loext:opacity="100%" officeooo:rsid="00aa294d"/>
    </style:style>
    <style:style style:name="T74" style:family="text">
      <style:text-properties fo:color="#00a933" loext:opacity="100%" officeooo:rsid="00abcf6a"/>
    </style:style>
    <style:style style:name="T75" style:family="text">
      <style:text-properties fo:color="#00a933" loext:opacity="100%" officeooo:rsid="00adf549"/>
    </style:style>
    <style:style style:name="T76" style:family="text">
      <style:text-properties fo:color="#00a933" loext:opacity="100%" officeooo:rsid="00af2af1"/>
    </style:style>
    <style:style style:name="T77" style:family="text">
      <style:text-properties fo:color="#00a933" loext:opacity="100%" officeooo:rsid="00af4745"/>
    </style:style>
    <style:style style:name="T78" style:family="text">
      <style:text-properties fo:color="#00a933" loext:opacity="100%" officeooo:rsid="00af86f4"/>
    </style:style>
    <style:style style:name="T79" style:family="text">
      <style:text-properties fo:color="#00a933" loext:opacity="100%" officeooo:rsid="00b1286a"/>
    </style:style>
    <style:style style:name="T80" style:family="text">
      <style:text-properties fo:color="#00a933" loext:opacity="100%" officeooo:rsid="00b1853d"/>
    </style:style>
    <style:style style:name="T81" style:family="text">
      <style:text-properties fo:color="#00a933" loext:opacity="100%" officeooo:rsid="00b2c500"/>
    </style:style>
    <style:style style:name="T82" style:family="text">
      <style:text-properties fo:color="#00a933" loext:opacity="100%" officeooo:rsid="00b3f19f"/>
    </style:style>
    <style:style style:name="T83" style:family="text">
      <style:text-properties fo:color="#00a933" loext:opacity="100%" officeooo:rsid="00b56658"/>
    </style:style>
    <style:style style:name="T84" style:family="text">
      <style:text-properties fo:color="#00a933" loext:opacity="100%" officeooo:rsid="00b72e26"/>
    </style:style>
    <style:style style:name="T85" style:family="text">
      <style:text-properties fo:color="#00a933" loext:opacity="100%" officeooo:rsid="001456c3"/>
    </style:style>
    <style:style style:name="T86" style:family="text">
      <style:text-properties fo:color="#00a933" loext:opacity="100%" officeooo:rsid="00b998ae"/>
    </style:style>
    <style:style style:name="T87" style:family="text">
      <style:text-properties fo:color="#00a933" loext:opacity="100%" officeooo:rsid="00ba6948"/>
    </style:style>
    <style:style style:name="T88" style:family="text">
      <style:text-properties fo:color="#00a933" loext:opacity="100%" officeooo:rsid="00bbff73"/>
    </style:style>
    <style:style style:name="T89" style:family="text">
      <style:text-properties fo:color="#00a933" loext:opacity="100%" officeooo:rsid="00be3268"/>
    </style:style>
    <style:style style:name="T90" style:family="text">
      <style:text-properties fo:color="#00a933" loext:opacity="100%" officeooo:rsid="00be33db"/>
    </style:style>
    <style:style style:name="T91" style:family="text">
      <style:text-properties fo:color="#00a933" loext:opacity="100%" officeooo:rsid="00be9be9"/>
    </style:style>
    <style:style style:name="T92" style:family="text">
      <style:text-properties fo:color="#00a933" loext:opacity="100%" officeooo:rsid="00bfa07e"/>
    </style:style>
    <style:style style:name="T93" style:family="text">
      <style:text-properties officeooo:rsid="008f721d"/>
    </style:style>
    <style:style style:name="T94" style:family="text">
      <style:text-properties officeooo:rsid="0091b167"/>
    </style:style>
    <style:style style:name="T95" style:family="text">
      <style:text-properties officeooo:rsid="00933da3"/>
    </style:style>
    <style:style style:name="T96" style:family="text">
      <style:text-properties officeooo:rsid="0097164c"/>
    </style:style>
    <style:style style:name="T97" style:family="text">
      <style:text-properties officeooo:rsid="0098e555"/>
    </style:style>
    <style:style style:name="T98" style:family="text">
      <style:text-properties officeooo:rsid="009ae926"/>
    </style:style>
    <style:style style:name="T99" style:family="text">
      <style:text-properties officeooo:rsid="009d664e"/>
    </style:style>
    <style:style style:name="T100" style:family="text">
      <style:text-properties officeooo:rsid="00af4745"/>
    </style:style>
    <style:style style:name="T101" style:family="text">
      <style:text-properties officeooo:rsid="00af86f4"/>
    </style:style>
    <style:style style:name="T102" style:family="text">
      <style:text-properties officeooo:rsid="00b2c500"/>
    </style:style>
    <style:style style:name="T103" style:family="text">
      <style:text-properties officeooo:rsid="00ba6948"/>
    </style:style>
    <style:style style:name="T104" style:family="text">
      <style:text-properties officeooo:rsid="00bbff73"/>
    </style:style>
    <style:style style:name="T105" style:family="text">
      <style:text-properties officeooo:rsid="00be3268"/>
    </style:style>
    <style:style style:name="T106" style:family="text">
      <style:text-properties officeooo:rsid="00bfa07e"/>
    </style:style>
    <style:style style:name="T107" style:family="text">
      <style:text-properties officeooo:rsid="00c1768f"/>
    </style:style>
    <style:style style:name="T108" style:family="text">
      <style:text-properties officeooo:rsid="00c2d7e8"/>
    </style:style>
    <style:style style:name="T109" style:family="text">
      <style:text-properties officeooo:rsid="001456c3"/>
    </style:style>
    <style:style style:name="T110" style:family="text">
      <style:text-properties officeooo:rsid="00c36525"/>
    </style:style>
    <style:style style:name="T111" style:family="text">
      <style:text-properties officeooo:rsid="00c938e8"/>
    </style:style>
    <style:style style:name="T112" style:family="text">
      <style:text-properties officeooo:rsid="00ca68bc"/>
    </style:style>
    <style:style style:name="T113" style:family="text">
      <style:text-properties officeooo:rsid="00cc648c"/>
    </style:style>
    <style:style style:name="T114" style:family="text">
      <style:text-properties officeooo:rsid="00cdfbe2"/>
    </style:style>
    <style:style style:name="T115" style:family="text">
      <style:text-properties officeooo:rsid="00cf17f7"/>
    </style:style>
    <style:style style:name="T116" style:family="text">
      <style:text-properties officeooo:rsid="00d0bc1d"/>
    </style:style>
    <style:style style:name="T117" style:family="text">
      <style:text-properties officeooo:rsid="00d1a7ac"/>
    </style:style>
    <style:style style:name="T118" style:family="text">
      <style:text-properties officeooo:rsid="00d602aa"/>
    </style:style>
    <style:style style:name="T119" style:family="text">
      <style:text-properties officeooo:rsid="00d7334b"/>
    </style:style>
    <style:style style:name="T120" style:family="text">
      <style:text-properties officeooo:rsid="00dc5aa4"/>
    </style:style>
    <style:style style:name="T121" style:family="text">
      <style:text-properties officeooo:rsid="00dec089"/>
    </style:style>
    <style:style style:name="T122" style:family="text">
      <style:text-properties officeooo:rsid="00e13fdf"/>
    </style:style>
    <style:style style:name="T123" style:family="text">
      <style:text-properties fo:font-size="14pt" fo:font-style="normal" fo:font-weight="bold" officeooo:rsid="00dd8898" style:font-size-asian="14pt" style:font-style-asian="normal" style:font-weight-asian="bold" style:font-size-complex="14pt" style:font-style-complex="normal" style:font-weight-complex="bold"/>
    </style:style>
    <style:style style:name="T124" style:family="text">
      <style:text-properties fo:font-size="14pt" fo:font-style="normal" fo:font-weight="bold" officeooo:rsid="00e13fdf" style:font-size-asian="14pt" style:font-style-asian="normal" style:font-weight-asian="bold" style:font-size-complex="14pt" style:font-style-complex="normal" style:font-weight-complex="bold"/>
    </style:style>
    <style:style style:name="T125" style:family="text">
      <style:text-properties fo:font-size="14pt" fo:font-style="normal" fo:font-weight="bold" officeooo:rsid="00e25c0a" style:font-size-asian="14pt" style:font-style-asian="normal" style:font-weight-asian="bold" style:font-size-complex="14pt" style:font-style-complex="normal" style:font-weight-complex="bold"/>
    </style:style>
    <style:style style:name="T126" style:family="text">
      <style:text-properties officeooo:rsid="00e25c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3">Board Link</text:p>
      <text:p text:style-name="P1"><text:a xlink:type="simple" xlink:href="https://app.asana.com/0/1209395762772163/1209397664223807" text:style-name="Internet_20_link" text:visited-style-name="Visited_20_Internet_20_Link">https://app.asana.com/0/1209395762772163/1209397664223807</text:a></text:p>
      <text:p text:style-name="P2">-------------------------------------------------------------------------------------------</text:p>
      <text:p text:style-name="P2"/>
      <text:p text:style-name="P2"/>
      <text:p text:style-name="P232">Desktop</text:p>
      <text:p text:style-name="P4"/>
      <text:p text:style-name="P8">1) <text:a xlink:type="simple" xlink:href="https://app.asana.com/0/1209395762772163/1209395762772171" text:style-name="Internet_20_link" text:visited-style-name="Visited_20_Internet_20_Link">https://app.asana.com/0/1209395762772163/1209395762772171</text:a></text:p>
      <text:p text:style-name="P8"/>
      <text:p text:style-name="P8">Type CR</text:p>
      <text:p text:style-name="P8"/>
      <text:p text:style-name="P236">Status: <text:span text:style-name="T6">status and hours in other tickets</text:span></text:p>
      <text:p text:style-name="P122"/>
      <text:p text:style-name="P140">============</text:p>
      <text:p text:style-name="P140"/>
      <text:p text:style-name="P8">2) <text:bookmark-start text:name="__DdeLink__3760_4263677272"/>https://app.asana.com/0/1209395762772163/1209395762772183<text:bookmark-end text:name="__DdeLink__3760_4263677272"/></text:p>
      <text:p text:style-name="P8"/>
      <text:p text:style-name="P8">Type <text:span text:style-name="T25">BUG</text:span></text:p>
      <text:p text:style-name="P8"/>
      <text:p text:style-name="P177">Status: <text:span text:style-name="T24">Fixed</text:span></text:p>
      <text:p text:style-name="P122"/>
      <text:p text:style-name="P141">============</text:p>
      <text:p text:style-name="P141"/>
      <text:p text:style-name="P165"><text:bookmark-start text:name="__DdeLink__3758_4263677272"/>3) <text:bookmark-start text:name="__DdeLink__1102_2292776962"/><text:bookmark-start text:name="__DdeLink__3755_4263677272"/><text:a xlink:type="simple" xlink:href="https://app.asana.com/0/1209395762772163/1209395762772201" text:style-name="Internet_20_link" text:visited-style-name="Visited_20_Internet_20_Link">https://app.asana.com/0/1209395762772163/1209395762772201</text:a><text:bookmark-end text:name="__DdeLink__1102_2292776962"/><text:bookmark-end text:name="__DdeLink__3755_4263677272"/></text:p>
      <text:p text:style-name="P165"/>
      <text:p text:style-name="P9">Type CR</text:p>
      <text:p text:style-name="P9"/>
      <text:p text:style-name="P177">Status: <text:span text:style-name="T6">Done (</text:span><text:span text:style-name="T38">2</text:span><text:span text:style-name="T39">5</text:span><text:span text:style-name="T6">hrs)</text:span></text:p>
      <text:p text:style-name="P228"><text:bookmark-end text:name="__DdeLink__3758_4263677272"/></text:p>
      <text:p text:style-name="P123"/>
      <text:p text:style-name="P123"/>
      <text:p text:style-name="P142">============</text:p>
      <text:p text:style-name="P142"/>
      <text:p text:style-name="P166"><text:span text:style-name="T1">4</text:span>) <text:bookmark-start text:name="__DdeLink__1109_2292776962"/><text:bookmark-start text:name="__DdeLink__3753_4263677272"/><text:bookmark-start text:name="__DdeLink__1105_2292776962"/>https://app.asana.com/0/1209395762772163/1209395762772217<text:bookmark-end text:name="__DdeLink__1109_2292776962"/><text:bookmark-end text:name="__DdeLink__3753_4263677272"/><text:bookmark-end text:name="__DdeLink__1105_2292776962"/></text:p>
      <text:p text:style-name="P166"/>
      <text:p text:style-name="P10">Type CR</text:p>
      <text:p text:style-name="P10"/>
      <text:p text:style-name="P177">Status: <text:span text:style-name="T6">Done (</text:span><text:span text:style-name="T7">hours in </text:span><text:a xlink:type="simple" xlink:href="https://app.asana.com/0/1209395762772163/1209395762772201" text:style-name="Internet_20_link" text:visited-style-name="Visited_20_Internet_20_Link"><text:span text:style-name="T8">https://app.asana.com/0/1209395762772163/1209395762772201</text:span></text:a><text:span text:style-name="T6">)</text:span></text:p>
      <text:p text:style-name="P124"/>
      <text:p text:style-name="P124"/>
      <text:p text:style-name="P124"/>
      <text:p text:style-name="P124"/>
      <text:p text:style-name="P124"/>
      <text:p text:style-name="P124"><text:soft-page-break/></text:p>
      <text:p text:style-name="P124"/>
      <text:p text:style-name="P124"/>
      <text:p text:style-name="P143">============</text:p>
      <text:p text:style-name="P143"/>
      <text:p text:style-name="P167"><text:bookmark-start text:name="__DdeLink__3751_4263677272"/><text:span text:style-name="T2">5</text:span>) <text:bookmark-start text:name="__DdeLink__3745_4263677272"/>https://app.asana.com/0/1209395762772163/1209395762772205<text:bookmark-end text:name="__DdeLink__3745_4263677272"/></text:p>
      <text:p text:style-name="P167"/>
      <text:p text:style-name="P11">Type CR</text:p>
      <text:p text:style-name="P11"/>
      <text:p text:style-name="P178"><text:bookmark-start text:name="__DdeLink__3690_4263677272"/>Status: <text:span text:style-name="T6">Done (</text:span><text:span text:style-name="T36">5hrs</text:span><text:span text:style-name="T6">)</text:span></text:p>
      <text:p text:style-name="P137"><text:bookmark-end text:name="__DdeLink__3751_4263677272"/><text:bookmark-end text:name="__DdeLink__3690_4263677272"/></text:p>
      <text:p text:style-name="P143">============</text:p>
      <text:p text:style-name="P143"/>
      <text:p text:style-name="P167"><text:bookmark-start text:name="__DdeLink__3743_4263677272"/><text:span text:style-name="T2">6</text:span>) <text:bookmark-start text:name="__DdeLink__1115_2292776962"/><text:bookmark-start text:name="__DdeLink__3740_4263677272"/>https://app.asana.com/0/1209395762772163/1209395762772209<text:bookmark-end text:name="__DdeLink__1115_2292776962"/><text:bookmark-end text:name="__DdeLink__3740_4263677272"/></text:p>
      <text:p text:style-name="P167"/>
      <text:p text:style-name="P11">Type CR</text:p>
      <text:p text:style-name="P11"/>
      <text:p text:style-name="P194">S<text:bookmark-end text:name="__DdeLink__3743_4263677272"/>tatus: <text:span text:style-name="T6">Done (</text:span><text:span text:style-name="T40">5</text:span><text:span text:style-name="T6">hrs)</text:span></text:p>
      <text:p text:style-name="P194"/>
      <text:p text:style-name="P229"/>
      <text:p text:style-name="P125"/>
      <text:p text:style-name="P144">============</text:p>
      <text:p text:style-name="P144"/>
      <text:p text:style-name="P168"><text:span text:style-name="T3">7</text:span>) <text:bookmark-start text:name="__DdeLink__1111_2292776962"/>https://app.asana.com/0/1209395762772163/1209395762772213<text:bookmark-end text:name="__DdeLink__1111_2292776962"/></text:p>
      <text:p text:style-name="P168"/>
      <text:p text:style-name="P12">Type CR</text:p>
      <text:p text:style-name="P12"/>
      <text:p text:style-name="P179">Status: <text:span text:style-name="T6">Done (</text:span><text:span text:style-name="T7">hours in </text:span><text:a xlink:type="simple" xlink:href="https://app.asana.com/0/1209395762772163/1209395762772201" text:style-name="Internet_20_link" text:visited-style-name="Visited_20_Internet_20_Link"><text:span text:style-name="T8">https://app.asana.com/0/1209395762772163/1209395762772201</text:span></text:a><text:span text:style-name="T6">)</text:span></text:p>
      <text:p text:style-name="P126"/>
      <text:p text:style-name="P126"/>
      <text:p text:style-name="P126"/>
      <text:p text:style-name="P144">============</text:p>
      <text:p text:style-name="P144"/>
      <text:p text:style-name="P168"><text:bookmark-start text:name="__DdeLink__3738_4263677272"/><text:span text:style-name="T3">8</text:span>) <text:bookmark-start text:name="__DdeLink__3734_4263677272"/><text:bookmark-start text:name="__DdeLink__3731_4263677272"/>https://app.asana.com/0/1209395762772163/1209395762772221<text:bookmark-end text:name="__DdeLink__3734_4263677272"/><text:bookmark-end text:name="__DdeLink__3731_4263677272"/></text:p>
      <text:p text:style-name="P168"/>
      <text:p text:style-name="P12">Type CR</text:p>
      <text:p text:style-name="P12"/>
      <text:p text:style-name="P179">Status: <text:span text:style-name="T6">Done (</text:span><text:span text:style-name="T37">5</text:span><text:span text:style-name="T6">hrs)</text:span><text:bookmark-end text:name="__DdeLink__3738_4263677272"/></text:p>
      <text:p text:style-name="P126"/>
      <text:p text:style-name="P144">============</text:p>
      <text:p text:style-name="P144"/>
      <text:p text:style-name="P168"><text:span text:style-name="T3">9</text:span>) <text:bookmark-start text:name="__DdeLink__3729_4263677272"/>https://app.asana.com/0/1209395762772163/1209395762772225<text:bookmark-end text:name="__DdeLink__3729_4263677272"/></text:p>
      <text:p text:style-name="P168"/>
      <text:p text:style-name="P12">Type <text:span text:style-name="T9">BUG</text:span></text:p>
      <text:p text:style-name="P12"><text:soft-page-break/></text:p>
      <text:p text:style-name="P180">Status: <text:span text:style-name="T31">Fixed</text:span><text:span text:style-name="T6"> </text:span></text:p>
      <text:p text:style-name="P136"/>
      <text:p text:style-name="P126"/>
      <text:p text:style-name="P145">============</text:p>
      <text:p text:style-name="P145"/>
      <text:p text:style-name="P169"><text:span text:style-name="T4">10</text:span>) <text:bookmark-start text:name="__DdeLink__3727_4263677272"/><text:bookmark-start text:name="__DdeLink__4135_2292776962"/><text:bookmark-start text:name="__DdeLink__1118_2292776962"/>https://app.asana.com/0/1209395762772163/1209395762772235<text:bookmark-end text:name="__DdeLink__3727_4263677272"/><text:bookmark-end text:name="__DdeLink__4135_2292776962"/><text:bookmark-end text:name="__DdeLink__1118_2292776962"/></text:p>
      <text:p text:style-name="P169"/>
      <text:p text:style-name="P13">Type CR</text:p>
      <text:p text:style-name="P13"/>
      <text:p text:style-name="P195">Status: <text:span text:style-name="T6">Done (</text:span><text:span text:style-name="T44">5</text:span><text:span text:style-name="T6">hrs)</text:span></text:p>
      <text:p text:style-name="P138"/>
      <text:p text:style-name="P146">============</text:p>
      <text:p text:style-name="P146"/>
      <text:p text:style-name="P170"><text:span text:style-name="T4">1</text:span><text:span text:style-name="T5">1</text:span>) <text:bookmark-start text:name="__DdeLink__3723_4263677272"/>https://app.asana.com/0/1209395762772163/1209407834935068<text:bookmark-end text:name="__DdeLink__3723_4263677272"/></text:p>
      <text:p text:style-name="P170"/>
      <text:p text:style-name="P14">Type <text:span text:style-name="T10">BUG</text:span></text:p>
      <text:p text:style-name="P14"/>
      <text:p text:style-name="P238">==&gt;</text:p>
      <text:p text:style-name="P238">Logo are displayed from Team storage records</text:p>
      <text:p text:style-name="P238">Please check the image for logo add and updated section</text:p>
      <text:p text:style-name="P127"/>
      <text:p text:style-name="P146">============</text:p>
      <text:p text:style-name="P146"/>
      <text:p text:style-name="P170"><text:span text:style-name="T4">1</text:span><text:span text:style-name="T5">2</text:span>) <text:bookmark-start text:name="__DdeLink__3721_4263677272"/>https://app.asana.com/0/1209395762772163/1209407834935082<text:bookmark-end text:name="__DdeLink__3721_4263677272"/></text:p>
      <text:p text:style-name="P170"/>
      <text:p text:style-name="P14">Type <text:span text:style-name="T11">Bug</text:span></text:p>
      <text:p text:style-name="P14"/>
      <text:p text:style-name="P237"><text:bookmark-start text:name="__DdeLink__3765_4263677272"/>==&gt;</text:p>
      <text:p text:style-name="P237">Logo are displayed from Team storage records</text:p>
      <text:p text:style-name="P237">Please check the image for logo add and updated section<text:bookmark-end text:name="__DdeLink__3765_4263677272"/></text:p>
      <text:p text:style-name="P127"/>
      <text:p text:style-name="P146">============</text:p>
      <text:p text:style-name="P146"/>
      <text:p text:style-name="P146"/>
      <text:p text:style-name="P146"/>
      <text:p text:style-name="P146"/>
      <text:p text:style-name="P146"/>
      <text:p text:style-name="P146"/>
      <text:p text:style-name="P170"><text:span text:style-name="T4">1</text:span><text:span text:style-name="T5">3</text:span>) <text:bookmark-start text:name="__DdeLink__3719_4263677272"/>https://app.asana.com/0/1209395762772163/1209407836851335<text:bookmark-end text:name="__DdeLink__3719_4263677272"/></text:p>
      <text:p text:style-name="P170"/>
      <text:p text:style-name="P14">Type CR</text:p>
      <text:p text:style-name="P14"/>
      <text:p text:style-name="P193">Status: <text:span text:style-name="T34">Done [</text:span><text:span text:style-name="T35">30min</text:span><text:span text:style-name="T34">]</text:span></text:p>
      <text:p text:style-name="P127"/>
      <text:p text:style-name="P146"><text:soft-page-break/>============</text:p>
      <text:p text:style-name="P146"/>
      <text:p text:style-name="P170"><text:span text:style-name="T4">1</text:span><text:span text:style-name="T5">4</text:span>) <text:bookmark-start text:name="__DdeLink__3717_4263677272"/><text:bookmark-start text:name="__DdeLink__3714_4263677272"/>https://app.asana.com/0/1209395762772163/1209407836851339<text:bookmark-end text:name="__DdeLink__3717_4263677272"/><text:bookmark-end text:name="__DdeLink__3714_4263677272"/></text:p>
      <text:p text:style-name="P170"/>
      <text:p text:style-name="P14">Type CR</text:p>
      <text:p text:style-name="P14"/>
      <text:p text:style-name="P192"><text:bookmark-start text:name="__DdeLink__1097_2292776962"/>Status: <text:span text:style-name="T34">Done [</text:span><text:span text:style-name="T35">30min</text:span><text:span text:style-name="T34">]</text:span><text:bookmark-end text:name="__DdeLink__1097_2292776962"/></text:p>
      <text:p text:style-name="P127"/>
      <text:p text:style-name="P127"/>
      <text:p text:style-name="P127"/>
      <text:p text:style-name="P127"/>
      <text:p text:style-name="P127"/>
      <text:p text:style-name="P146">============</text:p>
      <text:p text:style-name="P146"/>
      <text:p text:style-name="P170"><text:span text:style-name="T4">1</text:span><text:span text:style-name="T5">5</text:span>) <text:bookmark-start text:name="__DdeLink__3712_4263677272"/>https://app.asana.com/0/1209395762772163/1209407836851343<text:bookmark-end text:name="__DdeLink__3712_4263677272"/></text:p>
      <text:p text:style-name="P14">Type CR</text:p>
      <text:p text:style-name="P14"/>
      <text:p text:style-name="P199">Status: <text:span text:style-name="T50">Done[</text:span><text:span text:style-name="T51">small change</text:span><text:span text:style-name="T50">]</text:span></text:p>
      <text:p text:style-name="P199"/>
      <text:p text:style-name="P127"/>
      <text:p text:style-name="P127"/>
      <text:p text:style-name="P146">============</text:p>
      <text:p text:style-name="P146"/>
      <text:p text:style-name="P170"><text:span text:style-name="T4">1</text:span><text:span text:style-name="T5">6</text:span>) <text:bookmark-start text:name="__DdeLink__3710_4263677272"/>https://app.asana.com/0/1209395762772163/1209407836851347<text:bookmark-end text:name="__DdeLink__3710_4263677272"/></text:p>
      <text:p text:style-name="P14">Type CR</text:p>
      <text:p text:style-name="P14"/>
      <text:p text:style-name="P198"><text:bookmark-start text:name="__DdeLink__1094_2292776962 Copy 1"/>Status: <text:span text:style-name="T34">Done [</text:span><text:span text:style-name="T49">4</text:span><text:span text:style-name="T34">hr]</text:span><text:bookmark-end text:name="__DdeLink__1094_2292776962 Copy 1"/></text:p>
      <text:p text:style-name="P127"/>
      <text:p text:style-name="P146">============</text:p>
      <text:p text:style-name="P146"/>
      <text:p text:style-name="P170"><text:span text:style-name="T4">1</text:span><text:span text:style-name="T5">7</text:span>) <text:bookmark-start text:name="__DdeLink__3696_4263677272"/><text:bookmark-start text:name="__DdeLink__3708_4263677272"/><text:bookmark-start text:name="__DdeLink__3703_4263677272"/><text:bookmark-start text:name="__DdeLink__3699_4263677272"/>https://app.asana.com/0/1209395762772163/1209407839780025<text:bookmark-end text:name="__DdeLink__3696_4263677272"/><text:bookmark-end text:name="__DdeLink__3708_4263677272"/><text:bookmark-end text:name="__DdeLink__3703_4263677272"/><text:bookmark-end text:name="__DdeLink__3699_4263677272"/></text:p>
      <text:p text:style-name="P14">Type CR</text:p>
      <text:p text:style-name="P14"/>
      <text:p text:style-name="P191"><text:bookmark-start text:name="__DdeLink__1094_2292776962"/>Status: <text:span text:style-name="T34">Done [1hr]</text:span><text:bookmark-end text:name="__DdeLink__1094_2292776962"/></text:p>
      <text:p text:style-name="P128"/>
      <text:p text:style-name="P128"/>
      <text:p text:style-name="P128"/>
      <text:p text:style-name="P128"/>
      <text:p text:style-name="P128"/>
      <text:p text:style-name="P128"/>
      <text:p text:style-name="P235"/>
      <text:p text:style-name="P235"/>
      <text:p text:style-name="P235">Tablet</text:p>
      <text:p text:style-name="P6"/>
      <text:p text:style-name="P21"><text:soft-page-break/>1) https://app.asana.com/0/1209395762772163/1209421305688377</text:p>
      <text:p text:style-name="P21"/>
      <text:p text:style-name="P21"/>
      <text:p text:style-name="P21">Type CR</text:p>
      <text:p text:style-name="P21"/>
      <text:p text:style-name="P196">Status: <text:span text:style-name="T42">Done(1hr)</text:span></text:p>
      <text:p text:style-name="P128"/>
      <text:p text:style-name="P128"/>
      <text:p text:style-name="P234"><text:bookmark-start text:name="__DdeLink__3687_4263677272"/>Mobile</text:p>
      <text:p text:style-name="P5"/>
      <text:p text:style-name="P15">1) <text:bookmark-start text:name="__DdeLink__683_4263677272"/>https://app.asana.com/0/1209395762772163/1209395762772177<text:bookmark-end text:name="__DdeLink__683_4263677272"/></text:p>
      <text:p text:style-name="P15"/>
      <text:p text:style-name="P15"/>
      <text:p text:style-name="P181">Status: <text:span text:style-name="T12">Just Layout no work</text:span></text:p>
      <text:p text:style-name="P129"/>
      <text:p text:style-name="P147">============<text:bookmark-end text:name="__DdeLink__3687_4263677272"/></text:p>
      <text:p text:style-name="P147"/>
      <text:p text:style-name="P16"><text:span text:style-name="T16">2</text:span>) https://app.asana.com/0/1209395762772163/1209407836851364</text:p>
      <text:p text:style-name="P16"/>
      <text:p text:style-name="P16">Type CR</text:p>
      <text:p text:style-name="P16"/>
      <text:p text:style-name="P182">Status: <text:span text:style-name="T13">Done </text:span><text:span text:style-name="T14">[</text:span><text:span text:style-name="T15">15min</text:span><text:span text:style-name="T14">]</text:span></text:p>
      <text:p text:style-name="P130"/>
      <text:p text:style-name="P148">============</text:p>
      <text:p text:style-name="P148"/>
      <text:p text:style-name="P148"/>
      <text:p text:style-name="P17"><text:span text:style-name="T17">3</text:span>) https://app.asana.com/0/1209395762772163/1209407839780029</text:p>
      <text:p text:style-name="P17"/>
      <text:p text:style-name="P17"><text:bookmark-start text:name="__DdeLink__3771_4263677272"/>Type CR<text:bookmark-end text:name="__DdeLink__3771_4263677272"/></text:p>
      <text:p text:style-name="P17"/>
      <text:p text:style-name="P197">Status: <text:span text:style-name="T42">Done(</text:span><text:span text:style-name="T43">done with </text:span><text:a xlink:type="simple" xlink:href="https://app.asana.com/0/1209395762772163/1209421305688377" text:style-name="Internet_20_link" text:visited-style-name="Visited_20_Internet_20_Link">https://app.asana.com/0/1209395762772163/1209421305688377</text:a></text:p>
      <text:p text:style-name="P204">)</text:p>
      <text:p text:style-name="P131"/>
      <text:p text:style-name="P149">============</text:p>
      <text:p text:style-name="P17"/>
      <text:p text:style-name="P17"/>
      <text:p text:style-name="P17"/>
      <text:p text:style-name="P17"/>
      <text:p text:style-name="P17"/>
      <text:p text:style-name="P18"/>
      <text:p text:style-name="P18"><text:span text:style-name="T18">4</text:span>) https://app.asana.com/0/1209395762772163/1209407839780033</text:p>
      <text:p text:style-name="P18"/>
      <text:p text:style-name="P18">Type <text:span text:style-name="T18">BUG</text:span></text:p>
      <text:p text:style-name="P18"/>
      <text:p text:style-name="P240"><text:soft-page-break/>Status: <text:span text:style-name="T18">We have not found any issue like this, we have test in ios and android the slider can be swiped by touching.</text:span></text:p>
      <text:p text:style-name="P132"/>
      <text:p text:style-name="P150">============</text:p>
      <text:p text:style-name="P150"/>
      <text:p text:style-name="P19"><text:span text:style-name="T19">5</text:span>) <text:span text:style-name="T20">https://app.asana.com/0/1209395762772163/1209407839780039</text:span></text:p>
      <text:p text:style-name="P19"/>
      <text:p text:style-name="P19">Type <text:span text:style-name="T18">BUG</text:span></text:p>
      <text:p text:style-name="P19"/>
      <text:p text:style-name="P241">Status: <text:span text:style-name="T19">We have made this small because in some places there is four items, now we have increased the font and padding, but what will be if more than three, </text:span><text:span text:style-name="T21">or if big text</text:span></text:p>
      <text:p text:style-name="P133"/>
      <text:p text:style-name="P151">============</text:p>
      <text:p text:style-name="P151"/>
      <text:p text:style-name="P20"><text:span text:style-name="T22">6</text:span>) <text:span text:style-name="T20">https://app.asana.com/0/1209395762772163/1209411490343507</text:span></text:p>
      <text:p text:style-name="P20"/>
      <text:p text:style-name="P20">Type <text:span text:style-name="T18">BUG</text:span></text:p>
      <text:p text:style-name="P20"/>
      <text:p text:style-name="P183">Status: <text:span text:style-name="T22">Fixed</text:span></text:p>
      <text:p text:style-name="P134"/>
      <text:p text:style-name="P152">============</text:p>
      <text:p text:style-name="P152"/>
      <text:p text:style-name="P152"/>
      <text:p text:style-name="P152"/>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text:soft-page-break/></text:p>
      <text:p text:style-name="P233">Effekte</text:p>
      <text:p text:style-name="P7"/>
      <text:p text:style-name="P22"><text:bookmark-start text:name="__DdeLink__3693_4263677272"/>1) <text:bookmark-start text:name="__DdeLink__683_4263677272 Copy 1"/>https://app.asana.com/0/1209395762772163/1209407834935072<text:bookmark-end text:name="__DdeLink__683_4263677272 Copy 1"/></text:p>
      <text:p text:style-name="P22"/>
      <text:p text:style-name="P24">Type CR</text:p>
      <text:p text:style-name="P22"/>
      <text:p text:style-name="P184">Status: <text:span text:style-name="T6">Done (</text:span><text:span text:style-name="T46">5hrs</text:span><text:span text:style-name="T6">)</text:span></text:p>
      <text:p text:style-name="P230"/>
      <text:p text:style-name="P135"/>
      <text:p text:style-name="P153">============<text:bookmark-end text:name="__DdeLink__3693_4263677272"/></text:p>
      <text:p text:style-name="P153"/>
      <text:p text:style-name="P23"><text:bookmark-start text:name="__DdeLink__3768_4263677272"/><text:span text:style-name="T23">2</text:span>) <text:bookmark-start text:name="__DdeLink__683_4263677272 Copy 1 Copy 1"/><text:span text:style-name="T20">https://app.asana.com/0/1209395762772163/1209395762772229</text:span><text:bookmark-end text:name="__DdeLink__683_4263677272 Copy 1 Copy 1"/></text:p>
      <text:p text:style-name="P23"/>
      <text:p text:style-name="P24">Type CR</text:p>
      <text:p text:style-name="P185">Status: <text:span text:style-name="T6">Done (</text:span><text:span text:style-name="T47">3</text:span><text:span text:style-name="T23">hrs</text:span><text:span text:style-name="T6">)</text:span></text:p>
      <text:p text:style-name="P139"/>
      <text:p text:style-name="P154">============<text:bookmark-end text:name="__DdeLink__3768_4263677272"/></text:p>
      <text:p text:style-name="P154"/>
      <text:p text:style-name="P24"><text:bookmark-start text:name="__DdeLink__3774_4263677272"/><text:span text:style-name="T26">3</text:span>) <text:bookmark-start text:name="__DdeLink__683_4263677272 Copy 1 Copy 1 Copy 1"/><text:span text:style-name="T20">https://app.asana.com/0/1209395762772163/1209407834935078</text:span><text:bookmark-end text:name="__DdeLink__683_4263677272 Copy 1 Copy 1 Copy 1"/></text:p>
      <text:p text:style-name="P24"/>
      <text:p text:style-name="P24">Type CR</text:p>
      <text:p text:style-name="P24"/>
      <text:p text:style-name="P186">Status: <text:span text:style-name="T27">Done [30min]</text:span></text:p>
      <text:p text:style-name="P186"/>
      <text:p text:style-name="P155">============<text:bookmark-end text:name="__DdeLink__3774_4263677272"/></text:p>
      <text:p text:style-name="P155"/>
      <text:p text:style-name="P155"/>
      <text:p text:style-name="P25"><text:span text:style-name="T28">4</text:span>) <text:bookmark-start text:name="__DdeLink__683_4263677272 Copy 1 Copy 1 Copy 1 Copy 1"/><text:a xlink:type="simple" xlink:href="https://app.asana.com/0/1209395762772163/1209409683776693" text:style-name="Internet_20_link" text:visited-style-name="Visited_20_Internet_20_Link"><text:span text:style-name="T20">https://app.asana.com/0/1209395762772163/1209409683776693</text:span></text:a><text:bookmark-end text:name="__DdeLink__683_4263677272 Copy 1 Copy 1 Copy 1 Copy 1"/></text:p>
      <text:p text:style-name="P25"/>
      <text:p text:style-name="P25"/>
      <text:p text:style-name="P25"/>
      <text:p text:style-name="P25"><text:bookmark-start text:name="__DdeLink__3779_4263677272"/>Type CR</text:p>
      <text:p text:style-name="P25"/>
      <text:p text:style-name="P187">Status: <text:span text:style-name="T27">Done [</text:span><text:span text:style-name="T41">1hr</text:span><text:span text:style-name="T27">]</text:span></text:p>
      <text:p text:style-name="P225"/>
      <text:p text:style-name="P225"/>
      <text:p text:style-name="P156">============<text:bookmark-end text:name="__DdeLink__3779_4263677272"/></text:p>
      <text:p text:style-name="P156"/>
      <text:p text:style-name="P156"/>
      <text:p text:style-name="P156"/>
      <text:p text:style-name="P26"/>
      <text:p text:style-name="P26"/>
      <text:p text:style-name="P26"/>
      <text:p text:style-name="P26"><text:soft-page-break/></text:p>
      <text:p text:style-name="P26"><text:bookmark-start text:name="__DdeLink__3781_4263677272"/><text:span text:style-name="T29">5)</text:span><text:a xlink:type="simple" xlink:href="https://app.asana.com/0/1209395762772163/1209407836851345" text:style-name="Internet_20_link" text:visited-style-name="Visited_20_Internet_20_Link">https://app.asana.com/0/1209395762772163/1209407836851345</text:a></text:p>
      <text:p text:style-name="P26"/>
      <text:p text:style-name="P27">Type CR</text:p>
      <text:p text:style-name="P27"/>
      <text:p text:style-name="P188">Status: <text:span text:style-name="T27">Done [</text:span><text:span text:style-name="T45">1hr</text:span><text:span text:style-name="T27">]</text:span></text:p>
      <text:p text:style-name="P226"/>
      <text:p text:style-name="P157">============<text:bookmark-end text:name="__DdeLink__3781_4263677272"/></text:p>
      <text:p text:style-name="P157"/>
      <text:p text:style-name="P157"/>
      <text:p text:style-name="P28"><text:bookmark-start text:name="__DdeLink__3786_4263677272"/><text:span text:style-name="T30">6</text:span><text:span text:style-name="T29">) https://app.asana.com/0/1209395762772163/1209407836851356</text:span></text:p>
      <text:p text:style-name="P28"/>
      <text:p text:style-name="P28">Type CR</text:p>
      <text:p text:style-name="P28"/>
      <text:p text:style-name="P189">Status: <text:span text:style-name="T27">Done [30min]</text:span></text:p>
      <text:p text:style-name="P158">============<text:bookmark-end text:name="__DdeLink__3786_4263677272"/></text:p>
      <text:p text:style-name="P158"/>
      <text:p text:style-name="P29"><text:bookmark-start text:name="__DdeLink__3790_4263677272"/><text:span text:style-name="T32">7</text:span><text:span text:style-name="T29">) https://app.asana.com/0/1209395762772163/1209407836851358</text:span></text:p>
      <text:p text:style-name="P29"/>
      <text:p text:style-name="P29">Type CR</text:p>
      <text:p text:style-name="P29"/>
      <text:p text:style-name="P190">Status: <text:span text:style-name="T27">Done [</text:span><text:span text:style-name="T48">6.3</text:span><text:span text:style-name="T32">hrs</text:span><text:span text:style-name="T27">]</text:span></text:p>
      <text:p text:style-name="P227"/>
      <text:p text:style-name="P159">============<text:bookmark-end text:name="__DdeLink__3790_4263677272"/></text:p>
      <text:p text:style-name="P159"/>
      <text:p text:style-name="P30"><text:span text:style-name="T33">8</text:span><text:span text:style-name="T29">) https://app.asana.com/0/1209395762772163/1209407836851362</text:span></text:p>
      <text:p text:style-name="P30"/>
      <text:p text:style-name="P30">Type CR</text:p>
      <text:p text:style-name="P30"/>
      <text:p text:style-name="P239">Status: <text:span text:style-name="T33">Pending Sample not given yet</text:span></text:p>
      <text:p text:style-name="P160">============</text:p>
      <text:p text:style-name="P155"/>
      <text:p text:style-name="P155"/>
      <text:p text:style-name="P155"/>
      <text:p text:style-name="P155"/>
      <text:p text:style-name="P153"/>
      <text:p text:style-name="P153"/>
      <text:p text:style-name="P153"/>
      <text:p text:style-name="P153"/>
      <text:p text:style-name="P151"/>
      <text:p text:style-name="P151"/>
      <text:p text:style-name="P151"/>
      <text:p text:style-name="P150"/>
      <text:p text:style-name="P150"/>
      <text:p text:style-name="P150"/>
      <text:p text:style-name="P242"><text:soft-page-break/></text:p>
      <text:p text:style-name="P242"/>
      <text:p text:style-name="P31"><text:span text:style-name="T52">1</text:span><text:span text:style-name="T29">) https://app.asana.com/0/1209395762772163/1209395762772201</text:span></text:p>
      <text:p text:style-name="P31"/>
      <text:p text:style-name="P31">Type CR</text:p>
      <text:p text:style-name="P31"/>
      <text:p text:style-name="P200">Status: <text:span text:style-name="T27">Done [</text:span><text:span text:style-name="T53">4</text:span><text:span text:style-name="T32">hrs</text:span><text:span text:style-name="T27">]</text:span></text:p>
      <text:p text:style-name="P161">============</text:p>
      <text:p text:style-name="P161"/>
      <text:p text:style-name="P32"><text:span text:style-name="T54">2</text:span><text:span text:style-name="T29">) https://app.asana.com/0/1209395762772163/1209781290985537</text:span></text:p>
      <text:p text:style-name="P32"/>
      <text:p text:style-name="P32">Type CR</text:p>
      <text:p text:style-name="P32"/>
      <text:p text:style-name="P203">Status: <text:span text:style-name="T27">Done [</text:span><text:span text:style-name="T56">3</text:span><text:span text:style-name="T32">hrs</text:span><text:span text:style-name="T27">]</text:span></text:p>
      <text:p text:style-name="P231"/>
      <text:p text:style-name="P162">============</text:p>
      <text:p text:style-name="P162"/>
      <text:p text:style-name="P34"><text:span text:style-name="T54">2</text:span><text:span text:style-name="T29">) </text:span><text:span text:style-name="T20">https://app.asana.com/0/1209395762772163/1209797966516560</text:span></text:p>
      <text:p text:style-name="P34"/>
      <text:p text:style-name="P34">Type CR</text:p>
      <text:p text:style-name="P34"/>
      <text:p text:style-name="P202">Status: issue is fix</text:p>
      <text:p text:style-name="P202"/>
      <text:p text:style-name="P202">server unable to render f:image <text:s/>fal tag</text:p>
      <text:p text:style-name="P202">so we have removed that with image tag</text:p>
      <text:p text:style-name="P202"/>
      <text:p text:style-name="P206">we have made this changes everywhere as this error might be occurred any time if any page have large amount of content which is containing large amount of images as well. fix page and updated player model and codes.</text:p>
      <text:p text:style-name="P202"/>
      <text:p text:style-name="P205">time: <text:span text:style-name="T94">4</text:span>hr<text:span text:style-name="T94">s</text:span></text:p>
      <text:p text:style-name="P162"/>
      <text:p text:style-name="P163">============</text:p>
      <text:p text:style-name="P162"/>
      <text:p text:style-name="P171">4) <text:a xlink:type="simple" xlink:href="https://app.asana.com/0/1209395762772163/1209781290985548" text:style-name="Internet_20_link" text:visited-style-name="Visited_20_Internet_20_Link">https://app.asana.com/0/1209395762772163/1209781290985548</text:a></text:p>
      <text:p text:style-name="P171"/>
      <text:p text:style-name="P33">Type CR</text:p>
      <text:p text:style-name="P33"/>
      <text:p text:style-name="P201">Status: <text:span text:style-name="T27">Done [</text:span><text:span text:style-name="T55">30min</text:span><text:span text:style-name="T27">]</text:span></text:p>
      <text:p text:style-name="P164">============</text:p>
      <text:p text:style-name="P164"/>
      <text:p text:style-name="P172"><text:span text:style-name="T93">5</text:span>) https://app.asana.com/0/1209395762772163/1209797966516554</text:p>
      <text:p text:style-name="P172"/>
      <text:p text:style-name="P35">Type CR</text:p>
      <text:p text:style-name="P35"><text:span text:style-name="T57">Status: </text:span><text:span text:style-name="T58">Done [</text:span><text:span text:style-name="T59">30min</text:span><text:span text:style-name="T58">]</text:span></text:p>
      <text:p text:style-name="P35"><text:soft-page-break/><text:span text:style-name="T58"/></text:p>
      <text:p text:style-name="P207"/>
      <text:p text:style-name="P247"><text:span text:style-name="T58">N</text:span><text:span text:style-name="T57">ew APRIL 2025</text:span></text:p>
      <text:p text:style-name="P82"/>
      <text:p text:style-name="P173"><text:span text:style-name="T95">1</text:span>) https://app.asana.com/0/1209395762772163/1209869547521136</text:p>
      <text:p text:style-name="P173"/>
      <text:p text:style-name="P36">Type CR</text:p>
      <text:p text:style-name="P36"><text:span text:style-name="T57">Status: </text:span><text:span text:style-name="T58">Done [</text:span><text:span text:style-name="T59">30min</text:span><text:span text:style-name="T58">] </text:span><text:span text:style-name="T61">not explained before</text:span></text:p>
      <text:p text:style-name="P208"/>
      <text:p text:style-name="P208"/>
      <text:p text:style-name="P174"><text:span text:style-name="T96">2</text:span>) https://app.asana.com/0/1209395762772163/1209869547521202</text:p>
      <text:p text:style-name="P174"/>
      <text:p text:style-name="P37">Type CR</text:p>
      <text:p text:style-name="P37"><text:span text:style-name="T58">Status: Done [</text:span><text:span text:style-name="T59">30min</text:span><text:span text:style-name="T58">]</text:span><text:span text:style-name="T60">styling modification as image height height was big</text:span></text:p>
      <text:p text:style-name="P219"/>
      <text:p text:style-name="P174"><text:span text:style-name="T97">3</text:span>) https://app.asana.com/0/1209395762772163/1209854752836952</text:p>
      <text:p text:style-name="P174"/>
      <text:p text:style-name="P37">Type CR</text:p>
      <text:p text:style-name="P37"><text:span text:style-name="T58">Status: Done [</text:span><text:span text:style-name="T62">5hrs</text:span><text:span text:style-name="T58">]</text:span></text:p>
      <text:p text:style-name="P219"/>
      <text:p text:style-name="P219">We have updated code1) Add any text in position field it will display2) Added "no portrait-page" checkbox3) Added "is goalkeeper" checkbox(A goalkeeper has extra WÜRFE tab)4) You can sort records using Arrow in TCA, please check image</text:p>
      <text:p text:style-name="P219"/>
      <text:p text:style-name="P175"><text:span text:style-name="T98">4</text:span>) <text:a xlink:type="simple" xlink:href="https://app.asana.com/0/1209395762772163/1209883646678203" text:style-name="Internet_20_link" text:visited-style-name="Visited_20_Internet_20_Link">https://app.asana.com/0/1209395762772163/1209883646678203</text:a></text:p>
      <text:p text:style-name="P175">https://app.asana.com/0/1209395762772163/1209883646678209</text:p>
      <text:p text:style-name="P175"/>
      <text:p text:style-name="P38">Type CR</text:p>
      <text:p text:style-name="P38"><text:span text:style-name="T58">Status: Done [</text:span><text:span text:style-name="T63">2hr</text:span><text:span text:style-name="T58">]</text:span></text:p>
      <text:p text:style-name="P209"/>
      <text:p text:style-name="P176"><text:span text:style-name="T99">5</text:span>) https://app.asana.com/0/1209395762772163/1209885364786639/</text:p>
      <text:p text:style-name="P176"/>
      <text:p text:style-name="P39">Type CR</text:p>
      <text:p text:style-name="P39"><text:span text:style-name="T58">Status: Done [</text:span><text:span text:style-name="T64">30min</text:span><text:span text:style-name="T58">]</text:span></text:p>
      <text:p text:style-name="P210"/>
      <text:p text:style-name="P83"><text:span text:style-name="T58">6</text:span><text:span text:style-name="T57">) </text:span><text:a xlink:type="simple" xlink:href="https://app.asana.com/0/1209395762772163/1209892952543020" text:style-name="Internet_20_link" text:visited-style-name="Visited_20_Internet_20_Link">https://app.asana.com/0/1209395762772163/1209892952543020</text:a></text:p>
      <text:p text:style-name="P83"/>
      <text:p text:style-name="P40">Type CR</text:p>
      <text:p text:style-name="P41"><text:span text:style-name="T58">Status: Done [</text:span><text:span text:style-name="T65">1hr</text:span><text:span text:style-name="T58">]</text:span></text:p>
      <text:p text:style-name="P211"/>
      <text:p text:style-name="P212"/>
      <text:p text:style-name="P212"/>
      <text:p text:style-name="P212"/>
      <text:p text:style-name="P212"><text:soft-page-break/></text:p>
      <text:p text:style-name="P243"><text:span text:style-name="T66"/></text:p>
      <text:p text:style-name="P243"><text:span text:style-name="T66">7</text:span><text:span text:style-name="T67">) </text:span><text:a xlink:type="simple" xlink:href="https://app.asana.com/0/1209395762772163/1209896036763917==%3E1)" office:target-frame-name="_blank" xlink:show="new" text:style-name="Internet_20_link" text:visited-style-name="Visited_20_Internet_20_Link">https://app.asana.com/0/1209395762772163/1209896036763917==&gt;</text:a></text:p>
      <text:p text:style-name="Text_20_body"><text:a xlink:type="simple" xlink:href="https://app.asana.com/0/1209395762772163/1209896036763917==%3E1)" office:target-frame-name="_blank" xlink:show="new" text:style-name="Internet_20_link" text:visited-style-name="Visited_20_Internet_20_Link">1)</text:a> In the backend a field for the player's TikTok Account is missing.==&gt; Added new field TikTok in Backend and display in frontend</text:p>
      <text:p text:style-name="Text_20_body">2) For Instagram account the wrong icon is displayed in frontend (TikTok icon)</text:p>
      <text:p text:style-name="Text_20_body">==&gt; Fixed icons display</text:p>
      <text:p text:style-name="Text_20_body"/>
      <text:p text:style-name="P42">Type CR</text:p>
      <text:p text:style-name="P42"><text:span text:style-name="T58">Status: Done [</text:span><text:span text:style-name="T68">2</text:span><text:span text:style-name="T65">hr</text:span><text:span text:style-name="T68">s</text:span><text:span text:style-name="T58">]</text:span></text:p>
      <text:p text:style-name="P212"/>
      <text:p text:style-name="P212"/>
      <text:p text:style-name="P84"><text:span text:style-name="T69">8)</text:span><text:span text:style-name="T57"> https://app.asana.com/0/1209395762772163/1209908993403739</text:span></text:p>
      <text:p text:style-name="P43">Type CR</text:p>
      <text:p text:style-name="P43"><text:span text:style-name="T58">Status: Done [</text:span><text:span text:style-name="T69">30min</text:span><text:span text:style-name="T58">]</text:span></text:p>
      <text:p text:style-name="P213"/>
      <text:p text:style-name="P213"/>
      <text:p text:style-name="P85"><text:span text:style-name="T70">9</text:span><text:span text:style-name="T69">)</text:span><text:span text:style-name="T57"> </text:span><text:span text:style-name="T58">https://app.asana.com/0/1209395762772163/1209908993403725</text:span></text:p>
      <text:p text:style-name="P44">Type CR</text:p>
      <text:p text:style-name="P44"><text:span text:style-name="T58">Status: Done [</text:span><text:span text:style-name="T69">30min</text:span><text:span text:style-name="T58">]</text:span></text:p>
      <text:p text:style-name="P213"/>
      <text:p text:style-name="P86"><text:span text:style-name="T71">10</text:span><text:span text:style-name="T69">)</text:span><text:span text:style-name="T57"> </text:span><text:span text:style-name="T58">https://app.asana.com/0/1209395762772163/1209885364786639</text:span></text:p>
      <text:p text:style-name="P45">Type CR</text:p>
      <text:p text:style-name="P45"><text:span text:style-name="T58">Status: Done [</text:span><text:span text:style-name="T72">2</text:span><text:span text:style-name="T71">hr</text:span><text:span text:style-name="T72">s</text:span><text:span text:style-name="T58">]</text:span></text:p>
      <text:p text:style-name="P214"/>
      <text:p text:style-name="P88"><text:span text:style-name="T58">1</text:span><text:span text:style-name="T57">1) https://app.asana.com/0/1209395762772163/1209908993403751</text:span></text:p>
      <text:p text:style-name="P46">Type CR</text:p>
      <text:p text:style-name="P46"><text:span text:style-name="T58">Status: Done [</text:span><text:span text:style-name="T73">1hr</text:span><text:span text:style-name="T58">]</text:span></text:p>
      <text:p text:style-name="P215"/>
      <text:p text:style-name="P89"><text:span text:style-name="T58">1</text:span><text:span text:style-name="T74">2</text:span><text:span text:style-name="T57">) </text:span><text:span text:style-name="T58">https://app.asana.com/0/1209395762772163/1209908993403729</text:span></text:p>
      <text:p text:style-name="P47">Type CR</text:p>
      <text:p text:style-name="P47"><text:span text:style-name="T58">Status: Done [</text:span><text:span text:style-name="T75">30min</text:span><text:span text:style-name="T58">]</text:span></text:p>
      <text:p text:style-name="P217"/>
      <text:p text:style-name="P90"><text:span text:style-name="T58">1</text:span><text:span text:style-name="T76">3</text:span><text:span text:style-name="T57">) </text:span><text:span text:style-name="T58">https://app.asana.com/0/1209395762772163/1209922900765948</text:span></text:p>
      <text:p text:style-name="P48">Type CR</text:p>
      <text:p text:style-name="P48"><text:span text:style-name="T58">Status: Done [</text:span><text:span text:style-name="T75">30min</text:span><text:span text:style-name="T58">]</text:span></text:p>
      <text:p text:style-name="P218"/>
      <text:p text:style-name="P48"/>
      <text:p text:style-name="P215"/>
      <text:p text:style-name="P215"/>
      <text:p text:style-name="P215"/>
      <text:p text:style-name="P215"/>
      <text:p text:style-name="P215"/>
      <text:p text:style-name="P213"><text:soft-page-break/></text:p>
      <text:p text:style-name="P213"/>
      <text:p text:style-name="P213"/>
      <text:p text:style-name="P213"/>
      <text:p text:style-name="P91"><text:span text:style-name="T58">1</text:span><text:span text:style-name="T77">4</text:span><text:span text:style-name="T57">) </text:span><text:span text:style-name="T58">https://app.asana.com/0/1209395762772163/1209928808913986</text:span></text:p>
      <text:p text:style-name="P49">Type <text:span text:style-name="T100">BUG</text:span></text:p>
      <text:p text:style-name="P49"><text:span text:style-name="T27">Status: </text:span><text:span text:style-name="T100">Fixed</text:span></text:p>
      <text:p text:style-name="P49"/>
      <text:p text:style-name="P91"><text:span text:style-name="T58">1</text:span><text:span text:style-name="T77">5</text:span><text:span text:style-name="T57">) </text:span><text:span text:style-name="T58">https://app.asana.com/0/1209395762772163/1209928808913990</text:span></text:p>
      <text:p text:style-name="P49">Type <text:span text:style-name="T100">CR</text:span></text:p>
      <text:p text:style-name="P49"><text:span text:style-name="T27">Status: </text:span><text:span text:style-name="T101">DONE, </text:span><text:span text:style-name="T58">issue page load, optimised code </text:span><text:span text:style-name="T77">[3hrs]</text:span></text:p>
      <text:p text:style-name="P49"/>
      <text:p text:style-name="P92"><text:span text:style-name="T58">1</text:span><text:span text:style-name="T78">6</text:span><text:span text:style-name="T57">) </text:span><text:span text:style-name="T58">https://app.asana.com/0/1209395762772163/1209928813288342</text:span></text:p>
      <text:p text:style-name="P50">Type <text:span text:style-name="T100">CR</text:span></text:p>
      <text:p text:style-name="P50"><text:span text:style-name="T27">Status: </text:span><text:span text:style-name="T101">Done, </text:span><text:span text:style-name="T58">issue </text:span><text:span text:style-name="T78">image loading</text:span><text:span text:style-name="T58"> </text:span><text:span text:style-name="T77">[</text:span><text:span text:style-name="T78">1</text:span><text:span text:style-name="T77">hr]</text:span></text:p>
      <text:p text:style-name="P220"/>
      <text:p text:style-name="P93"><text:span text:style-name="T58">1</text:span><text:span text:style-name="T79">7</text:span><text:span text:style-name="T57">) </text:span><text:span text:style-name="T58">https://app.asana.com/0/1209395762772163/1209928808913992</text:span></text:p>
      <text:p text:style-name="P50">Type <text:span text:style-name="T100">CR</text:span></text:p>
      <text:p text:style-name="P51"><text:span text:style-name="T58">Status: </text:span><text:span text:style-name="T78">Done, </text:span><text:span text:style-name="T58">sorting updated </text:span><text:span text:style-name="T77">[</text:span><text:span text:style-name="T78">1</text:span><text:span text:style-name="T77">hr]</text:span></text:p>
      <text:p text:style-name="P221"/>
      <text:p text:style-name="P221"/>
      <text:p text:style-name="P94"><text:span text:style-name="T77">1</text:span><text:span text:style-name="T57">8) https://app.asana.com/0/1209395762772163/1209935111057495</text:span></text:p>
      <text:p text:style-name="P52">Type <text:span text:style-name="T100">CR</text:span></text:p>
      <text:p text:style-name="P52"><text:span text:style-name="T58">Status: </text:span><text:span text:style-name="T78">Done</text:span><text:span text:style-name="T58"> </text:span><text:span text:style-name="T77">[</text:span><text:span text:style-name="T78">1</text:span><text:span text:style-name="T77">hr]</text:span></text:p>
      <text:p text:style-name="P222"/>
      <text:p text:style-name="P95"><text:span text:style-name="T77">1</text:span><text:span text:style-name="T80">9</text:span><text:span text:style-name="T57">) https://app.asana.com/0/1209395762772163/1209935114542550</text:span></text:p>
      <text:p text:style-name="P53">Type <text:span text:style-name="T100">CR</text:span></text:p>
      <text:p text:style-name="P53"><text:span text:style-name="T58">Status: </text:span><text:span text:style-name="T78">Done</text:span><text:span text:style-name="T58"> </text:span><text:span text:style-name="T77">[</text:span><text:span text:style-name="T78">1</text:span><text:span text:style-name="T77">hr]</text:span></text:p>
      <text:p text:style-name="P223"/>
      <text:p text:style-name="P96"><text:span text:style-name="T81">20</text:span><text:span text:style-name="T57">) </text:span><text:span text:style-name="T77">https://app.asana.com/0/1209395762772163/1209935114542576</text:span></text:p>
      <text:p text:style-name="P54">Type <text:span text:style-name="T100">CR</text:span></text:p>
      <text:p text:style-name="P54"><text:span text:style-name="T58">Status: </text:span><text:span text:style-name="T78">Done</text:span><text:span text:style-name="T58"> </text:span><text:span text:style-name="T77">[</text:span><text:span text:style-name="T81">30min</text:span><text:span text:style-name="T77">]</text:span></text:p>
      <text:p text:style-name="P224"/>
      <text:p text:style-name="P97"><text:span text:style-name="T81">2</text:span><text:span text:style-name="T82">1</text:span><text:span text:style-name="T57">) </text:span><text:span text:style-name="T77">https://app.asana.com/0/1209395762772163/1209935114542572</text:span></text:p>
      <text:p text:style-name="P55">Type <text:span text:style-name="T100">CR</text:span></text:p>
      <text:p text:style-name="P55"><text:span text:style-name="T58">Status: </text:span><text:span text:style-name="T78">Done</text:span><text:span text:style-name="T58"> </text:span><text:span text:style-name="T77">[</text:span><text:span text:style-name="T81">30min</text:span><text:span text:style-name="T77">]</text:span></text:p>
      <text:p text:style-name="P224"/>
      <text:p text:style-name="P98"><text:span text:style-name="T81">2</text:span><text:span text:style-name="T83">2</text:span><text:span text:style-name="T57">) </text:span><text:span text:style-name="T77">https://app.asana.com/0/1209395762772163/1209935114542564</text:span></text:p>
      <text:p text:style-name="P56">Type <text:span text:style-name="T100">CR</text:span></text:p>
      <text:p text:style-name="P56"><text:span text:style-name="T27">Status: </text:span><text:span text:style-name="T101">Done</text:span><text:span text:style-name="T27"> </text:span><text:span text:style-name="T100">[</text:span><text:span text:style-name="T102">30min</text:span><text:span text:style-name="T100">]</text:span></text:p>
      <text:p text:style-name="P56"/>
      <text:p text:style-name="P99"><text:span text:style-name="T81">2</text:span><text:span text:style-name="T84">3</text:span><text:span text:style-name="T57">) </text:span><text:span text:style-name="T77">https://app.asana.com/0/1209395762772163/1209935111057503</text:span></text:p>
      <text:p text:style-name="P57">Type <text:span text:style-name="T100">CR</text:span></text:p>
      <text:p text:style-name="P57"><text:span text:style-name="T27">Status: </text:span><text:span text:style-name="T101">Done</text:span><text:span text:style-name="T27"> </text:span><text:span text:style-name="T100">[</text:span><text:span text:style-name="T102">30min</text:span><text:span text:style-name="T100">]</text:span></text:p>
      <text:p text:style-name="P57"/>
      <text:p text:style-name="P57"><text:soft-page-break/></text:p>
      <text:p text:style-name="P57"/>
      <text:p text:style-name="P57"/>
      <text:p text:style-name="P100"><text:span text:style-name="T81">2</text:span><text:span text:style-name="T84">3</text:span><text:span text:style-name="T57">) </text:span><text:span text:style-name="T85">https://app.asana.com/0/1209395762772163/1209935114542540</text:span></text:p>
      <text:p text:style-name="P58">Type <text:span text:style-name="T100">CR</text:span></text:p>
      <text:p text:style-name="P58"><text:span text:style-name="T27">Status: </text:span><text:span text:style-name="T101">Done</text:span><text:span text:style-name="T27"> </text:span><text:span text:style-name="T100">[</text:span><text:span text:style-name="T102">30min</text:span><text:span text:style-name="T100">]</text:span></text:p>
      <text:p text:style-name="P58"/>
      <text:p text:style-name="P58"/>
      <text:p text:style-name="P101"><text:span text:style-name="T81">2</text:span><text:span text:style-name="T86">4</text:span><text:span text:style-name="T57">) </text:span><text:span text:style-name="T85">https://app.asana.com/0/1209395762772163/1209935114542544</text:span></text:p>
      <text:p text:style-name="P59">Type <text:span text:style-name="T100">CR</text:span></text:p>
      <text:p text:style-name="P59"><text:span text:style-name="T27">Status: </text:span><text:span text:style-name="T101">Done</text:span><text:span text:style-name="T27"> </text:span><text:span text:style-name="T100">[</text:span><text:span text:style-name="T102">30min</text:span><text:span text:style-name="T100">]</text:span></text:p>
      <text:p text:style-name="P59"/>
      <text:p text:style-name="P102"><text:span text:style-name="T81">2</text:span><text:span text:style-name="T87">5</text:span><text:span text:style-name="T57">) </text:span><text:span text:style-name="T85">https://app.asana.com/0/1209395762772163/1209935114542568</text:span></text:p>
      <text:p text:style-name="P60">Type <text:span text:style-name="T100">CR</text:span></text:p>
      <text:p text:style-name="P60"><text:span text:style-name="T27">Status: </text:span><text:span text:style-name="T101">Done</text:span><text:span text:style-name="T27"> </text:span><text:span text:style-name="T100">[</text:span><text:span text:style-name="T103">1hr</text:span><text:span text:style-name="T100">]</text:span></text:p>
      <text:p text:style-name="P60"/>
      <text:p text:style-name="P60"/>
      <text:p text:style-name="P103"><text:span text:style-name="T81">2</text:span><text:span text:style-name="T88">6</text:span><text:span text:style-name="T57">) </text:span><text:span text:style-name="T85">https://app.asana.com/1/744512389279442/project/1209395762772163/task/1209939743398316</text:span></text:p>
      <text:p text:style-name="P61">Type <text:span text:style-name="T100">CR</text:span></text:p>
      <text:p text:style-name="P61"><text:span text:style-name="T27">Status: </text:span><text:span text:style-name="T101">Done</text:span><text:span text:style-name="T27"> </text:span><text:span text:style-name="T100">[</text:span><text:span text:style-name="T104">30min</text:span><text:span text:style-name="T100">]</text:span></text:p>
      <text:p text:style-name="P61"/>
      <text:p text:style-name="P61"/>
      <text:p text:style-name="P104"><text:span text:style-name="T81">2</text:span><text:span text:style-name="T89">7</text:span><text:span text:style-name="T57">) </text:span><text:span text:style-name="T85">https://app.asana.com/1/744512389279442/project/1209395762772163/task/1209946587925180</text:span></text:p>
      <text:p text:style-name="P62">Type <text:span text:style-name="T100">CR</text:span></text:p>
      <text:p text:style-name="P62"><text:span text:style-name="T27">Status: </text:span><text:span text:style-name="T101">Done</text:span><text:span text:style-name="T27"> </text:span><text:span text:style-name="T100">[</text:span><text:span text:style-name="T105">10</text:span><text:span text:style-name="T104">min</text:span><text:span text:style-name="T100">]</text:span></text:p>
      <text:p text:style-name="P62"/>
      <text:p text:style-name="P62"/>
      <text:p text:style-name="P105"><text:span text:style-name="T81">2</text:span><text:span text:style-name="T90">8</text:span><text:span text:style-name="T57">) </text:span><text:span text:style-name="T85">https://app.asana.com/1/744512389279442/project/1209395762772163/task/1209946587925170</text:span></text:p>
      <text:p text:style-name="P63">Type <text:span text:style-name="T100">CR</text:span></text:p>
      <text:p text:style-name="P63"><text:span text:style-name="T27">Status: </text:span><text:span text:style-name="T101">Done</text:span><text:span text:style-name="T27"> </text:span><text:span text:style-name="T100">[</text:span><text:span text:style-name="T105">10</text:span><text:span text:style-name="T104">min</text:span><text:span text:style-name="T100">]</text:span></text:p>
      <text:p text:style-name="P63"/>
      <text:p text:style-name="P106"><text:span text:style-name="T81">2</text:span><text:span text:style-name="T91">9</text:span><text:span text:style-name="T57">) </text:span><text:span text:style-name="T85">https://app.asana.com/1/744512389279442/project/1209395762772163/task/1209946587925176</text:span></text:p>
      <text:p text:style-name="P64">Type <text:span text:style-name="T100">CR</text:span></text:p>
      <text:p text:style-name="P64"><text:span text:style-name="T27">Status: </text:span><text:span text:style-name="T101">Done</text:span><text:span text:style-name="T27"> </text:span><text:span text:style-name="T100">[</text:span><text:span text:style-name="T105">10</text:span><text:span text:style-name="T104">min</text:span><text:span text:style-name="T100">]</text:span></text:p>
      <text:p text:style-name="P64"/>
      <text:p text:style-name="P107"><text:span text:style-name="T92">30</text:span><text:span text:style-name="T57">) </text:span><text:span text:style-name="T85">https://app.asana.com/1/744512389279442/project/1209395762772163/task/1209947690078167</text:span></text:p>
      <text:p text:style-name="P65">Type <text:span text:style-name="T100">CR</text:span></text:p>
      <text:p text:style-name="P65"><text:span text:style-name="T27">Status: </text:span><text:span text:style-name="T101">Done</text:span><text:span text:style-name="T27"> </text:span><text:span text:style-name="T100">[</text:span><text:span text:style-name="T106">1hr</text:span><text:span text:style-name="T100">]</text:span></text:p>
      <text:p text:style-name="P65"/>
      <text:p text:style-name="P108"><text:soft-page-break/>31) <text:a xlink:type="simple" xlink:href="https://app.asana.com/1/744512389279442/project/1209395762772163/task/1209947690078175" text:style-name="Internet_20_link" text:visited-style-name="Visited_20_Internet_20_Link">https://app.asana.com/1/744512389279442/project/1209395762772163/task/1209947690078175</text:a></text:p>
      <text:p text:style-name="P66">Type <text:span text:style-name="T100">CR</text:span></text:p>
      <text:p text:style-name="P66"><text:span text:style-name="T27">Status: </text:span><text:span text:style-name="T101">Done</text:span><text:span text:style-name="T27"> </text:span><text:span text:style-name="T100">[</text:span><text:span text:style-name="T106">1hr</text:span><text:span text:style-name="T100">], </text:span><text:span text:style-name="T107">the provided image is not fitting for all, so we have to adjust through css fro different devices</text:span></text:p>
      <text:p text:style-name="P66"/>
      <text:p text:style-name="P66"/>
      <text:p text:style-name="P66"/>
      <text:p text:style-name="P109">3<text:span text:style-name="T108">2</text:span>) <text:span text:style-name="T109">https://app.asana.com/1/744512389279442/project/1209395762772163/task/1209947708975558</text:span></text:p>
      <text:p text:style-name="P67">Type <text:span text:style-name="T100">CR</text:span></text:p>
      <text:p text:style-name="P67"><text:span text:style-name="T27">Status: </text:span><text:span text:style-name="T101">Done</text:span><text:span text:style-name="T27"> </text:span><text:span text:style-name="T100">[</text:span><text:span text:style-name="T110">30min</text:span><text:span text:style-name="T100">], </text:span><text:span text:style-name="T108">this is because of different size of product images</text:span></text:p>
      <text:p text:style-name="P67"/>
      <text:p text:style-name="P67"/>
      <text:p text:style-name="P110">3<text:span text:style-name="T108">2</text:span>) <text:span text:style-name="T109">https://app.asana.com/1/744512389279442/project/1209395762772163/task/1209974599497966</text:span></text:p>
      <text:p text:style-name="P68">Type <text:span text:style-name="T100">CR</text:span></text:p>
      <text:p text:style-name="P68"><text:span text:style-name="T27">Status: </text:span><text:span text:style-name="T101">Done</text:span><text:span text:style-name="T27"> </text:span><text:span text:style-name="T100">[</text:span><text:span text:style-name="T110">30min</text:span><text:span text:style-name="T100">]</text:span></text:p>
      <text:p text:style-name="P68"/>
      <text:p text:style-name="P68"/>
      <text:p text:style-name="P111">3<text:span text:style-name="T111">3</text:span>) <text:span text:style-name="T109">https://app.asana.com/1/744512389279442/project/1209395762772163/task/1209974599498044</text:span></text:p>
      <text:p text:style-name="P69">Type <text:span text:style-name="T100">CR</text:span></text:p>
      <text:p text:style-name="P69"><text:span text:style-name="T27">Status: </text:span><text:span text:style-name="T101">Done</text:span><text:span text:style-name="T27"> </text:span><text:span text:style-name="T100">[</text:span><text:span text:style-name="T110">30min</text:span><text:span text:style-name="T100">]</text:span></text:p>
      <text:p text:style-name="P67"/>
      <text:p text:style-name="P112">3<text:span text:style-name="T112">4</text:span>) <text:span text:style-name="T109">https://app.asana.com/1/744512389279442/project/1209395762772163/task/1209974599497972</text:span></text:p>
      <text:p text:style-name="P70">Type <text:span text:style-name="T100">CR</text:span></text:p>
      <text:p text:style-name="P70"><text:span text:style-name="T27">Status: </text:span><text:span text:style-name="T101">Done</text:span><text:span text:style-name="T27"> </text:span><text:span text:style-name="T100">[</text:span><text:span text:style-name="T112">1hr</text:span><text:span text:style-name="T100">]</text:span></text:p>
      <text:p text:style-name="P70"/>
      <text:p text:style-name="P70"/>
      <text:p text:style-name="P113">3<text:span text:style-name="T113">5</text:span>) <text:span text:style-name="T109">https://app.asana.com/1/744512389279442/project/1209395762772163/task/1209974599497996</text:span></text:p>
      <text:p text:style-name="P71">Type <text:span text:style-name="T100">CR</text:span></text:p>
      <text:p text:style-name="P71"><text:span text:style-name="T27">Status: </text:span><text:span text:style-name="T101">Done</text:span><text:span text:style-name="T27"> </text:span><text:span text:style-name="T100">[</text:span><text:span text:style-name="T112">1hr</text:span><text:span text:style-name="T100">]</text:span></text:p>
      <text:p text:style-name="P71"/>
      <text:p text:style-name="P71"/>
      <text:p text:style-name="P114">3<text:span text:style-name="T114">6</text:span>) <text:span text:style-name="T109">https://app.asana.com/1/744512389279442/project/1209395762772163/task/1209974599497986</text:span></text:p>
      <text:p text:style-name="P72">Type <text:span text:style-name="T100">CR</text:span></text:p>
      <text:p text:style-name="P72"><text:span text:style-name="T27">Status: </text:span><text:span text:style-name="T101">Done</text:span><text:span text:style-name="T27"> </text:span><text:span text:style-name="T100">[</text:span><text:span text:style-name="T112">1hr</text:span><text:span text:style-name="T100">]</text:span></text:p>
      <text:p text:style-name="P72"/>
      <text:p text:style-name="P115">3<text:span text:style-name="T115">7</text:span>) <text:span text:style-name="T109">https://app.asana.com/1/744512389279442/project/1209395762772163/task/1209986358717871</text:span></text:p>
      <text:p text:style-name="P73">Type <text:span text:style-name="T100">CR</text:span></text:p>
      <text:p text:style-name="P73"><text:soft-page-break/><text:span text:style-name="T27">Status: </text:span><text:span text:style-name="T101">Done</text:span><text:span text:style-name="T27"> </text:span><text:span text:style-name="T100">[</text:span><text:span text:style-name="T115">30min</text:span><text:span text:style-name="T100">]</text:span></text:p>
      <text:p text:style-name="P72"/>
      <text:p text:style-name="P116">3<text:span text:style-name="T116">8</text:span>) https://app.asana.com/1/744512389279442/project/1209395762772163/task/1209949000389073</text:p>
      <text:p text:style-name="P74">Type <text:span text:style-name="T100">CR</text:span></text:p>
      <text:p text:style-name="P74"><text:span text:style-name="T27">Status: </text:span><text:span text:style-name="T101">Done</text:span><text:span text:style-name="T27"> </text:span><text:span text:style-name="T100">[</text:span><text:span text:style-name="T116">1hr</text:span><text:span text:style-name="T100">]</text:span></text:p>
      <text:p text:style-name="P74"/>
      <text:p text:style-name="P74"/>
      <text:p text:style-name="P117">3<text:span text:style-name="T117">9</text:span>) <text:span text:style-name="T109">https://app.asana.com/1/744512389279442/project/1209395762772163/task/1209935114542568</text:span></text:p>
      <text:p text:style-name="P75">Type <text:span text:style-name="T100">CR</text:span></text:p>
      <text:p text:style-name="P75"><text:span text:style-name="T27">Status: </text:span><text:span text:style-name="T101">Done</text:span><text:span text:style-name="T27"> </text:span><text:span text:style-name="T100">[</text:span><text:span text:style-name="T117">5</text:span><text:span text:style-name="T116">hr</text:span><text:span text:style-name="T117">s</text:span><text:span text:style-name="T100">]</text:span></text:p>
      <text:p text:style-name="P75"/>
      <text:p text:style-name="P75"/>
      <text:p text:style-name="P118"><text:span text:style-name="T118">40</text:span>) https://app.asana.com/1/744512389279442/project/1209395762772163/task/1210010861198757</text:p>
      <text:p text:style-name="P76">Type <text:span text:style-name="T100">CR</text:span></text:p>
      <text:p text:style-name="P76"><text:span text:style-name="T27">Status: </text:span><text:span text:style-name="T101">Done</text:span><text:span text:style-name="T27"> </text:span><text:span text:style-name="T100">[</text:span><text:span text:style-name="T118">30min</text:span><text:span text:style-name="T100">]</text:span></text:p>
      <text:p text:style-name="P76"/>
      <text:p text:style-name="P76"/>
      <text:p text:style-name="P119">41) <text:a xlink:type="simple" xlink:href="https://app.asana.com/1/744512389279442/project/1209395762772163/task/1209986358717871" text:style-name="Internet_20_link" text:visited-style-name="Visited_20_Internet_20_Link">https://app.asana.com/1/744512389279442/project/1209395762772163/task/1209986358717871</text:a></text:p>
      <text:p text:style-name="P77">Type <text:span text:style-name="T100">CR</text:span></text:p>
      <text:p text:style-name="P77"><text:span text:style-name="T27">Status: </text:span><text:span text:style-name="T101">Done</text:span><text:span text:style-name="T27"> </text:span><text:span text:style-name="T100">[</text:span><text:span text:style-name="T118">30min</text:span><text:span text:style-name="T100">]</text:span><text:span text:style-name="T119">(adjusted for all device)</text:span></text:p>
      <text:p text:style-name="P77"/>
      <text:p text:style-name="P120">4<text:span text:style-name="T120">2</text:span>) <text:span text:style-name="T109">https://app.asana.com/1/744512389279442/project/1209395762772163/task/1210009979618646</text:span></text:p>
      <text:p text:style-name="P78">Type <text:span text:style-name="T100">CR</text:span></text:p>
      <text:p text:style-name="P78"><text:span text:style-name="T27">Status: </text:span><text:span text:style-name="T101">Done</text:span><text:span text:style-name="T27"> </text:span><text:span text:style-name="T100">[</text:span><text:span text:style-name="T120">1hr</text:span><text:span text:style-name="T100">]</text:span></text:p>
      <text:p text:style-name="P78"/>
      <text:p text:style-name="P78"/>
      <text:p text:style-name="P121">43) https://app.asana.com/1/744512389279442/project/1209395762772163/task/1210009979618642</text:p>
      <text:p text:style-name="P79">Type <text:span text:style-name="T100">CR</text:span></text:p>
      <text:p text:style-name="P79"><text:span text:style-name="T27">Status: </text:span><text:span text:style-name="T101">Done</text:span><text:span text:style-name="T27"> </text:span><text:span text:style-name="T100">[</text:span><text:span text:style-name="T121">15min</text:span><text:span text:style-name="T100">]</text:span></text:p>
      <text:p text:style-name="P79"/>
      <text:p text:style-name="P79"/>
      <text:p text:style-name="P79"/>
      <text:p text:style-name="P244"><text:span text:style-name="T123">4</text:span><text:span text:style-name="T124">4</text:span><text:span text:style-name="T123">) </text:span><text:bookmark text:name="menur2sd"/><text:a xlink:type="simple" xlink:href="https://app.asana.com/1/744512389279442/project/1209395762772163/task/1210010877385213" office:target-frame-name="_blank" xlink:show="new" text:style-name="Internet_20_link" text:visited-style-name="Visited_20_Internet_20_Link">https://app.asana.com/1/744512389279442/project/1209395762772163/task/1210010877385213</text:a></text:p>
      <text:p text:style-name="Text_20_body">=&gt; this task is done, current url <text:bookmark text:name="menur2sg"/><text:a xlink:type="simple" xlink:href="https://staging.mt-melsungen.de/teams/bundesliga/mitglied/adam-morawski" office:target-frame-name="_blank" xlink:show="new" text:style-name="Internet_20_link" text:visited-style-name="Visited_20_Internet_20_Link">https://staging.mt-melsungen.de/teams/bundesliga/mitglied/adam-morawski</text:a></text:p>
      <text:p text:style-name="Text_20_body">here we change details page slug to "mitglied" as we can't remove it from URL</text:p>
      <text:p text:style-name="P80">Type <text:span text:style-name="T100">CR</text:span></text:p>
      <text:p text:style-name="P80"><text:soft-page-break/><text:span text:style-name="T27">Status: </text:span><text:span text:style-name="T101">Done</text:span><text:span text:style-name="T27"> </text:span><text:span text:style-name="T100">[</text:span><text:span text:style-name="T122">3hrs</text:span><text:span text:style-name="T100">]</text:span></text:p>
      <text:p text:style-name="P77"/>
      <text:p text:style-name="P77"/>
      <text:p text:style-name="P245"><text:span text:style-name="T123">4</text:span><text:span text:style-name="T125">5</text:span><text:span text:style-name="T123">)</text:span><text:bookmark text:name="menurgi"/><text:a xlink:type="simple" xlink:href="https://app.asana.com/1/744512389279442/project/1209395762772163/task/1210009979618654" office:target-frame-name="_blank" xlink:show="new" text:style-name="Internet_20_link" text:visited-style-name="Visited_20_Internet_20_Link"><text:span text:style-name="T123">https://app.asana.com/1/744512389279442/project/1209395762772163/task/1210009979618654</text:span></text:a></text:p>
      <text:p text:style-name="Text_20_body">==&gt;Done</text:p>
      <text:p text:style-name="Text_20_body">Removed update player Position field from scheduler task</text:p>
      <text:p text:style-name="P246"/>
      <text:p text:style-name="P81">Type <text:span text:style-name="T100">CR</text:span></text:p>
      <text:p text:style-name="P81"><text:span text:style-name="T27">Status: </text:span><text:span text:style-name="T101">Done</text:span><text:span text:style-name="T27"> </text:span><text:span text:style-name="T100">[</text:span><text:span text:style-name="T126">1</text:span><text:span text:style-name="T122">hr</text:span><text:span text:style-name="T100">]</text:span></text:p>
      <text:p text:style-name="P77"/>
      <text:p text:style-name="P74"/>
      <text:p text:style-name="P74"/>
      <text:p text:style-name="P74"/>
      <text:p text:style-name="P72"/>
      <text:p text:style-name="P71"/>
      <text:p text:style-name="P71"/>
      <text:p text:style-name="P71"/>
      <text:p text:style-name="P71"/>
      <text:p text:style-name="P70"/>
      <text:p text:style-name="P70"/>
      <text:p text:style-name="P70"/>
      <text:p text:style-name="P70"/>
      <text:p text:style-name="P70"/>
      <text:p text:style-name="P67"/>
      <text:p text:style-name="P67"/>
      <text:p text:style-name="P67"/>
      <text:p text:style-name="P67"/>
      <text:p text:style-name="P67"/>
      <text:p text:style-name="P66"/>
      <text:p text:style-name="P64"/>
      <text:p text:style-name="P64"/>
      <text:p text:style-name="P64"/>
      <text:p text:style-name="P62"/>
      <text:p text:style-name="P62"/>
      <text:p text:style-name="P62"/>
      <text:p text:style-name="P62"/>
      <text:p text:style-name="P62"/>
      <text:p text:style-name="P60"/>
      <text:p text:style-name="P60"/>
      <text:p text:style-name="P60"/>
      <text:p text:style-name="P60"/>
      <text:p text:style-name="P58"/>
      <text:p text:style-name="P58"/>
      <text:p text:style-name="P58"><text:soft-page-break/></text:p>
      <text:p text:style-name="P58"/>
      <text:p text:style-name="P57"/>
      <text:p text:style-name="P224"/>
      <text:p text:style-name="P223"/>
      <text:p text:style-name="P223"/>
      <text:p text:style-name="P223"/>
      <text:p text:style-name="P222"/>
      <text:p text:style-name="P222"/>
      <text:p text:style-name="P94"/>
      <text:p text:style-name="P94"/>
      <text:p text:style-name="P49"/>
      <text:p text:style-name="P216"/>
      <text:p text:style-name="P213"/>
      <text:p text:style-name="P8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3T11:51:36.775627095</meta:creation-date>
    <meta:generator>LibreOffice/7.5.5.2$MacOSX_AARCH64 LibreOffice_project/ca8fe7424262805f223b9a2334bc7181abbcbf5e</meta:generator>
    <dc:date>2025-05-29T10:31:00.943173438</dc:date>
    <meta:editing-duration>P3DT19H2M18S</meta:editing-duration>
    <meta:editing-cycles>178</meta:editing-cycles>
    <meta:document-statistic meta:table-count="0" meta:image-count="0" meta:object-count="0" meta:page-count="17" meta:paragraph-count="311" meta:word-count="937" meta:character-count="10523" meta:non-whitespace-character-count="9895"/>
  </office:meta>
</office:document-meta>
</file>